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1.0291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portInpu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oanNumber</text:p>
          </table:table-cell>
          <table:table-cell office:value-type="string" calcext:value-type="string">
            <text:p>Applicant</text:p>
          </table:table-cell>
          <table:table-cell office:value-type="string" calcext:value-type="string">
            <text:p>CoApplicant</text:p>
          </table:table-cell>
          <table:table-cell office:value-type="string" calcext:value-type="string">
            <text:p>NominalOutstandingAmount</text:p>
          </table:table-cell>
          <table:table-cell office:value-type="string" calcext:value-type="string">
            <text:p>CurrentValuation</text:p>
          </table:table-cell>
          <table:table-cell office:value-type="string" calcext:value-type="string">
            <text:p>RiskClass</text:p>
          </table:table-cell>
          <table:table-cell office:value-type="string" calcext:value-type="string">
            <text:p>Rand</text:p>
          </table:table-cell>
          <table:table-cell/>
          <table:table-cell table:style-name="ce2" table:number-columns-repeated="5"/>
        </table:table-row>
        <table:table-row table:style-name="ro1">
          <table:table-cell office:value-type="float" office:value="1325423" calcext:value-type="float">
            <text:p>1325423</text:p>
          </table:table-cell>
          <table:table-cell table:style-name="ce1" office:value-type="float" office:value="199211070702" calcext:value-type="float">
            <text:p>199211070702</text:p>
          </table:table-cell>
          <table:table-cell table:style-name="ce1"/>
          <table:table-cell table:formula="of:=ROUND(RAND()*10000000;0)" office:value-type="float" office:value="8325870" calcext:value-type="float">
            <text:p>8325870</text:p>
          </table:table-cell>
          <table:table-cell table:style-name="ce1" table:formula="of:=VLOOKUP([.F2];[.$K$2:.$L$7];2;0)*[.D2]" office:value-type="float" office:value="6660696" calcext:value-type="float">
            <text:p>6660696</text:p>
          </table:table-cell>
          <table:table-cell table:formula="of:=IF([.G2]&lt;=[.$J$3];[.$K$3];IF([.G2]&lt;=[.$J$4];[.$K$4];IF([.G2]&lt;=[.$J$5];[.$K$5];IF([.G2]&lt;=[.$J$6];[.$K$6];IF([.G2]&lt;=[.$J$7];[.$K$7];0)))))" office:value-type="float" office:value="3" calcext:value-type="float">
            <text:p>3</text:p>
          </table:table-cell>
          <table:table-cell table:formula="of:=RAND()" office:value-type="float" office:value="0.156045373572717" calcext:value-type="float">
            <text:p>0.156045373572717</text:p>
          </table:table-cell>
          <table:table-cell/>
          <table:table-cell table:style-name="ce3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" office:value-type="float" office:value="197409176828" calcext:value-type="float">
            <text:p>197409176828</text:p>
          </table:table-cell>
          <table:table-cell table:style-name="ce1" office:value-type="float" office:value="200411272362" calcext:value-type="float">
            <text:p>200411272362</text:p>
          </table:table-cell>
          <table:table-cell table:formula="of:=ROUND(RAND()*10000000;0)" office:value-type="float" office:value="8519177" calcext:value-type="float">
            <text:p>8519177</text:p>
          </table:table-cell>
          <table:table-cell table:style-name="ce1" table:formula="of:=VLOOKUP([.F3];[.$K$2:.$L$7];2;0)*[.D3]" office:value-type="float" office:value="8519177" calcext:value-type="float">
            <text:p>8519177</text:p>
          </table:table-cell>
          <table:table-cell table:formula="of:=IF([.G3]&lt;=[.$J$3];[.$K$3];IF([.G3]&lt;=[.$J$4];[.$K$4];IF([.G3]&lt;=[.$J$5];[.$K$5];IF([.G3]&lt;=[.$J$6];[.$K$6];IF([.G3]&lt;=[.$J$7];[.$K$7];0)))))" office:value-type="float" office:value="0" calcext:value-type="float">
            <text:p>0</text:p>
          </table:table-cell>
          <table:table-cell table:formula="of:=RAND()" office:value-type="float" office:value="0.649584712139609" calcext:value-type="float">
            <text:p>0.649584712139609</text:p>
          </table:table-cell>
          <table:table-cell/>
          <table:table-cell table:style-name="ce3"/>
          <table:table-cell table:style-name="ce2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table:style-name="ce2" table:formula="of:=1-[.J3]" office:value-type="percentage" office:value="0.95" calcext:value-type="percentage">
            <text:p>95.00%</text:p>
          </table:table-cell>
          <table:table-cell/>
        </table:table-row>
        <table:table-row table:style-name="ro1">
          <table:table-cell/>
          <table:table-cell table:style-name="ce1" office:value-type="float" office:value="200110160025" calcext:value-type="float">
            <text:p>200110160025</text:p>
          </table:table-cell>
          <table:table-cell table:style-name="ce1" office:value-type="float" office:value="201311024804" calcext:value-type="float">
            <text:p>201311024804</text:p>
          </table:table-cell>
          <table:table-cell table:formula="of:=ROUND(RAND()*10000000;0)" office:value-type="float" office:value="9410288" calcext:value-type="float">
            <text:p>9410288</text:p>
          </table:table-cell>
          <table:table-cell table:style-name="ce1" table:formula="of:=VLOOKUP([.F4];[.$K$2:.$L$7];2;0)*[.D4]" office:value-type="float" office:value="9410288" calcext:value-type="float">
            <text:p>9410288</text:p>
          </table:table-cell>
          <table:table-cell table:formula="of:=IF([.G4]&lt;=[.$J$3];[.$K$3];IF([.G4]&lt;=[.$J$4];[.$K$4];IF([.G4]&lt;=[.$J$5];[.$K$5];IF([.G4]&lt;=[.$J$6];[.$K$6];IF([.G4]&lt;=[.$J$7];[.$K$7];0)))))" office:value-type="float" office:value="0" calcext:value-type="float">
            <text:p>0</text:p>
          </table:table-cell>
          <table:table-cell table:formula="of:=RAND()" office:value-type="float" office:value="0.387295481028151" calcext:value-type="float">
            <text:p>0.387295481028151</text:p>
          </table:table-cell>
          <table:table-cell/>
          <table:table-cell table:style-name="ce3"/>
          <table:table-cell table:style-name="ce2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table:style-name="ce2" table:formula="of:=1-[.J4]" office:value-type="percentage" office:value="0.9" calcext:value-type="percentage">
            <text:p>90.00%</text:p>
          </table:table-cell>
          <table:table-cell/>
        </table:table-row>
        <table:table-row table:style-name="ro1">
          <table:table-cell/>
          <table:table-cell table:style-name="ce1" office:value-type="float" office:value="200106252265" calcext:value-type="float">
            <text:p>200106252265</text:p>
          </table:table-cell>
          <table:table-cell table:style-name="ce1" office:value-type="float" office:value="201104084163" calcext:value-type="float">
            <text:p>201104084163</text:p>
          </table:table-cell>
          <table:table-cell table:formula="of:=ROUND(RAND()*10000000;0)" office:value-type="float" office:value="1265542" calcext:value-type="float">
            <text:p>1265542</text:p>
          </table:table-cell>
          <table:table-cell table:style-name="ce1" table:formula="of:=VLOOKUP([.F5];[.$K$2:.$L$7];2;0)*[.D5]" office:value-type="float" office:value="1265542" calcext:value-type="float">
            <text:p>1265542</text:p>
          </table:table-cell>
          <table:table-cell table:formula="of:=IF([.G5]&lt;=[.$J$3];[.$K$3];IF([.G5]&lt;=[.$J$4];[.$K$4];IF([.G5]&lt;=[.$J$5];[.$K$5];IF([.G5]&lt;=[.$J$6];[.$K$6];IF([.G5]&lt;=[.$J$7];[.$K$7];0)))))" office:value-type="float" office:value="0" calcext:value-type="float">
            <text:p>0</text:p>
          </table:table-cell>
          <table:table-cell table:formula="of:=RAND()" office:value-type="float" office:value="0.365966991317216" calcext:value-type="float">
            <text:p>0.365966991317216</text:p>
          </table:table-cell>
          <table:table-cell/>
          <table:table-cell table:style-name="ce3"/>
          <table:table-cell table:style-name="ce2"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table:style-name="ce2" table:formula="of:=1-[.J5]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/>
          <table:table-cell table:style-name="ce1" office:value-type="float" office:value="200303073100" calcext:value-type="float">
            <text:p>200303073100</text:p>
          </table:table-cell>
          <table:table-cell table:style-name="ce1" office:value-type="float" office:value="198504017156" calcext:value-type="float">
            <text:p>198504017156</text:p>
          </table:table-cell>
          <table:table-cell table:formula="of:=ROUND(RAND()*10000000;0)" office:value-type="float" office:value="3188313" calcext:value-type="float">
            <text:p>3188313</text:p>
          </table:table-cell>
          <table:table-cell table:style-name="ce1" table:formula="of:=VLOOKUP([.F6];[.$K$2:.$L$7];2;0)*[.D6]" office:value-type="float" office:value="3188313" calcext:value-type="float">
            <text:p>3188313</text:p>
          </table:table-cell>
          <table:table-cell table:formula="of:=IF([.G6]&lt;=[.$J$3];[.$K$3];IF([.G6]&lt;=[.$J$4];[.$K$4];IF([.G6]&lt;=[.$J$5];[.$K$5];IF([.G6]&lt;=[.$J$6];[.$K$6];IF([.G6]&lt;=[.$J$7];[.$K$7];0)))))" office:value-type="float" office:value="0" calcext:value-type="float">
            <text:p>0</text:p>
          </table:table-cell>
          <table:table-cell table:formula="of:=RAND()" office:value-type="float" office:value="0.609501786167849" calcext:value-type="float">
            <text:p>0.609501786167849</text:p>
          </table:table-cell>
          <table:table-cell/>
          <table:table-cell table:style-name="ce3"/>
          <table:table-cell table:style-name="ce2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style-name="ce2" table:formula="of:=1-[.J6]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/>
          <table:table-cell table:style-name="ce1" office:value-type="float" office:value="202106201342" calcext:value-type="float">
            <text:p>202106201342</text:p>
          </table:table-cell>
          <table:table-cell table:style-name="ce1"/>
          <table:table-cell table:formula="of:=ROUND(RAND()*10000000;0)" office:value-type="float" office:value="3572032" calcext:value-type="float">
            <text:p>3572032</text:p>
          </table:table-cell>
          <table:table-cell table:style-name="ce1" table:formula="of:=VLOOKUP([.F7];[.$K$2:.$L$7];2;0)*[.D7]" office:value-type="float" office:value="2857625.6" calcext:value-type="float">
            <text:p>2857626</text:p>
          </table:table-cell>
          <table:table-cell table:formula="of:=IF([.G7]&lt;=[.$J$3];[.$K$3];IF([.G7]&lt;=[.$J$4];[.$K$4];IF([.G7]&lt;=[.$J$5];[.$K$5];IF([.G7]&lt;=[.$J$6];[.$K$6];IF([.G7]&lt;=[.$J$7];[.$K$7];0)))))" office:value-type="float" office:value="3" calcext:value-type="float">
            <text:p>3</text:p>
          </table:table-cell>
          <table:table-cell table:formula="of:=RAND()" office:value-type="float" office:value="0.109583107009799" calcext:value-type="float">
            <text:p>0.109583107009799</text:p>
          </table:table-cell>
          <table:table-cell/>
          <table:table-cell table:style-name="ce3"/>
          <table:table-cell table:style-name="ce2"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table:style-name="ce2" table:formula="of:=1-[.J7]" office:value-type="percentage" office:value="0.7" calcext:value-type="percentage">
            <text:p>70.00%</text:p>
          </table:table-cell>
          <table:table-cell/>
        </table:table-row>
        <table:table-row table:style-name="ro1">
          <table:table-cell/>
          <table:table-cell table:style-name="ce1" office:value-type="float" office:value="194009057078" calcext:value-type="float">
            <text:p>194009057078</text:p>
          </table:table-cell>
          <table:table-cell table:style-name="ce1" office:value-type="float" office:value="201409217187" calcext:value-type="float">
            <text:p>201409217187</text:p>
          </table:table-cell>
          <table:table-cell table:formula="of:=ROUND(RAND()*10000000;0)" office:value-type="float" office:value="5237833" calcext:value-type="float">
            <text:p>5237833</text:p>
          </table:table-cell>
          <table:table-cell table:style-name="ce1" table:formula="of:=VLOOKUP([.F8];[.$K$2:.$L$7];2;0)*[.D8]" office:value-type="float" office:value="5237833" calcext:value-type="float">
            <text:p>5237833</text:p>
          </table:table-cell>
          <table:table-cell table:formula="of:=IF([.G8]&lt;=[.$J$3];[.$K$3];IF([.G8]&lt;=[.$J$4];[.$K$4];IF([.G8]&lt;=[.$J$5];[.$K$5];IF([.G8]&lt;=[.$J$6];[.$K$6];IF([.G8]&lt;=[.$J$7];[.$K$7];0)))))" office:value-type="float" office:value="0" calcext:value-type="float">
            <text:p>0</text:p>
          </table:table-cell>
          <table:table-cell table:formula="of:=RAND()" office:value-type="float" office:value="0.418207073473574" calcext:value-type="float">
            <text:p>0.41820707347357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106290373" calcext:value-type="float">
            <text:p>199106290373</text:p>
          </table:table-cell>
          <table:table-cell table:style-name="ce1"/>
          <table:table-cell table:formula="of:=ROUND(RAND()*10000000;0)" office:value-type="float" office:value="8766906" calcext:value-type="float">
            <text:p>8766906</text:p>
          </table:table-cell>
          <table:table-cell table:style-name="ce1" table:formula="of:=VLOOKUP([.F9];[.$K$2:.$L$7];2;0)*[.D9]" office:value-type="float" office:value="8766906" calcext:value-type="float">
            <text:p>8766906</text:p>
          </table:table-cell>
          <table:table-cell table:formula="of:=IF([.G9]&lt;=[.$J$3];[.$K$3];IF([.G9]&lt;=[.$J$4];[.$K$4];IF([.G9]&lt;=[.$J$5];[.$K$5];IF([.G9]&lt;=[.$J$6];[.$K$6];IF([.G9]&lt;=[.$J$7];[.$K$7];0)))))" office:value-type="float" office:value="0" calcext:value-type="float">
            <text:p>0</text:p>
          </table:table-cell>
          <table:table-cell table:formula="of:=RAND()" office:value-type="float" office:value="0.738372465564909" calcext:value-type="float">
            <text:p>0.738372465564909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9013489" calcext:value-type="float">
            <text:p>194609013489</text:p>
          </table:table-cell>
          <table:table-cell table:style-name="ce1" office:value-type="float" office:value="199111010436" calcext:value-type="float">
            <text:p>199111010436</text:p>
          </table:table-cell>
          <table:table-cell table:formula="of:=ROUND(RAND()*10000000;0)" office:value-type="float" office:value="5581619" calcext:value-type="float">
            <text:p>5581619</text:p>
          </table:table-cell>
          <table:table-cell table:style-name="ce1" table:formula="of:=VLOOKUP([.F10];[.$K$2:.$L$7];2;0)*[.D10]" office:value-type="float" office:value="5581619" calcext:value-type="float">
            <text:p>5581619</text:p>
          </table:table-cell>
          <table:table-cell table:formula="of:=IF([.G10]&lt;=[.$J$3];[.$K$3];IF([.G10]&lt;=[.$J$4];[.$K$4];IF([.G10]&lt;=[.$J$5];[.$K$5];IF([.G10]&lt;=[.$J$6];[.$K$6];IF([.G10]&lt;=[.$J$7];[.$K$7];0)))))" office:value-type="float" office:value="0" calcext:value-type="float">
            <text:p>0</text:p>
          </table:table-cell>
          <table:table-cell table:formula="of:=RAND()" office:value-type="float" office:value="0.370967501639411" calcext:value-type="float">
            <text:p>0.370967501639411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909081565" calcext:value-type="float">
            <text:p>199909081565</text:p>
          </table:table-cell>
          <table:table-cell table:style-name="ce1" office:value-type="float" office:value="198901224306" calcext:value-type="float">
            <text:p>198901224306</text:p>
          </table:table-cell>
          <table:table-cell table:formula="of:=ROUND(RAND()*10000000;0)" office:value-type="float" office:value="8329911" calcext:value-type="float">
            <text:p>8329911</text:p>
          </table:table-cell>
          <table:table-cell table:style-name="ce1" table:formula="of:=VLOOKUP([.F11];[.$K$2:.$L$7];2;0)*[.D11]" office:value-type="float" office:value="8329911" calcext:value-type="float">
            <text:p>8329911</text:p>
          </table:table-cell>
          <table:table-cell table:formula="of:=IF([.G11]&lt;=[.$J$3];[.$K$3];IF([.G11]&lt;=[.$J$4];[.$K$4];IF([.G11]&lt;=[.$J$5];[.$K$5];IF([.G11]&lt;=[.$J$6];[.$K$6];IF([.G11]&lt;=[.$J$7];[.$K$7];0)))))" office:value-type="float" office:value="0" calcext:value-type="float">
            <text:p>0</text:p>
          </table:table-cell>
          <table:table-cell table:formula="of:=RAND()" office:value-type="float" office:value="0.321486887769294" calcext:value-type="float">
            <text:p>0.32148688776929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7303158773" calcext:value-type="float">
            <text:p>197303158773</text:p>
          </table:table-cell>
          <table:table-cell table:style-name="ce1"/>
          <table:table-cell table:formula="of:=ROUND(RAND()*10000000;0)" office:value-type="float" office:value="2776682" calcext:value-type="float">
            <text:p>2776682</text:p>
          </table:table-cell>
          <table:table-cell table:style-name="ce1" table:formula="of:=VLOOKUP([.F12];[.$K$2:.$L$7];2;0)*[.D12]" office:value-type="float" office:value="2082511.5" calcext:value-type="float">
            <text:p>2082512</text:p>
          </table:table-cell>
          <table:table-cell table:formula="of:=IF([.G12]&lt;=[.$J$3];[.$K$3];IF([.G12]&lt;=[.$J$4];[.$K$4];IF([.G12]&lt;=[.$J$5];[.$K$5];IF([.G12]&lt;=[.$J$6];[.$K$6];IF([.G12]&lt;=[.$J$7];[.$K$7];0)))))" office:value-type="float" office:value="4" calcext:value-type="float">
            <text:p>4</text:p>
          </table:table-cell>
          <table:table-cell table:formula="of:=RAND()" office:value-type="float" office:value="0.244658247556646" calcext:value-type="float">
            <text:p>0.24465824755664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2904264443" calcext:value-type="float">
            <text:p>192904264443</text:p>
          </table:table-cell>
          <table:table-cell table:style-name="ce1" office:value-type="float" office:value="192808140228" calcext:value-type="float">
            <text:p>192808140228</text:p>
          </table:table-cell>
          <table:table-cell table:formula="of:=ROUND(RAND()*10000000;0)" office:value-type="float" office:value="5738433" calcext:value-type="float">
            <text:p>5738433</text:p>
          </table:table-cell>
          <table:table-cell table:style-name="ce1" table:formula="of:=VLOOKUP([.F13];[.$K$2:.$L$7];2;0)*[.D13]" office:value-type="float" office:value="4590746.4" calcext:value-type="float">
            <text:p>4590746</text:p>
          </table:table-cell>
          <table:table-cell table:formula="of:=IF([.G13]&lt;=[.$J$3];[.$K$3];IF([.G13]&lt;=[.$J$4];[.$K$4];IF([.G13]&lt;=[.$J$5];[.$K$5];IF([.G13]&lt;=[.$J$6];[.$K$6];IF([.G13]&lt;=[.$J$7];[.$K$7];0)))))" office:value-type="float" office:value="3" calcext:value-type="float">
            <text:p>3</text:p>
          </table:table-cell>
          <table:table-cell table:formula="of:=RAND()" office:value-type="float" office:value="0.154577410616142" calcext:value-type="float">
            <text:p>0.154577410616142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210120318" calcext:value-type="float">
            <text:p>199210120318</text:p>
          </table:table-cell>
          <table:table-cell table:style-name="ce1" office:value-type="float" office:value="196208038346" calcext:value-type="float">
            <text:p>196208038346</text:p>
          </table:table-cell>
          <table:table-cell table:formula="of:=ROUND(RAND()*10000000;0)" office:value-type="float" office:value="3520076" calcext:value-type="float">
            <text:p>3520076</text:p>
          </table:table-cell>
          <table:table-cell table:style-name="ce1" table:formula="of:=VLOOKUP([.F14];[.$K$2:.$L$7];2;0)*[.D14]" office:value-type="float" office:value="2464053.2" calcext:value-type="float">
            <text:p>2464053</text:p>
          </table:table-cell>
          <table:table-cell table:formula="of:=IF([.G14]&lt;=[.$J$3];[.$K$3];IF([.G14]&lt;=[.$J$4];[.$K$4];IF([.G14]&lt;=[.$J$5];[.$K$5];IF([.G14]&lt;=[.$J$6];[.$K$6];IF([.G14]&lt;=[.$J$7];[.$K$7];0)))))" office:value-type="float" office:value="5" calcext:value-type="float">
            <text:p>5</text:p>
          </table:table-cell>
          <table:table-cell table:formula="of:=RAND()" office:value-type="float" office:value="0.280730091931214" calcext:value-type="float">
            <text:p>0.28073009193121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902132079" calcext:value-type="float">
            <text:p>193902132079</text:p>
          </table:table-cell>
          <table:table-cell table:style-name="ce1"/>
          <table:table-cell table:formula="of:=ROUND(RAND()*10000000;0)" office:value-type="float" office:value="1140584" calcext:value-type="float">
            <text:p>1140584</text:p>
          </table:table-cell>
          <table:table-cell table:style-name="ce1" table:formula="of:=VLOOKUP([.F15];[.$K$2:.$L$7];2;0)*[.D15]" office:value-type="float" office:value="1140584" calcext:value-type="float">
            <text:p>1140584</text:p>
          </table:table-cell>
          <table:table-cell table:formula="of:=IF([.G15]&lt;=[.$J$3];[.$K$3];IF([.G15]&lt;=[.$J$4];[.$K$4];IF([.G15]&lt;=[.$J$5];[.$K$5];IF([.G15]&lt;=[.$J$6];[.$K$6];IF([.G15]&lt;=[.$J$7];[.$K$7];0)))))" office:value-type="float" office:value="0" calcext:value-type="float">
            <text:p>0</text:p>
          </table:table-cell>
          <table:table-cell table:formula="of:=RAND()" office:value-type="float" office:value="0.371697570542034" calcext:value-type="float">
            <text:p>0.37169757054203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001283375" calcext:value-type="float">
            <text:p>194001283375</text:p>
          </table:table-cell>
          <table:table-cell table:style-name="ce1" office:value-type="float" office:value="202002106181" calcext:value-type="float">
            <text:p>202002106181</text:p>
          </table:table-cell>
          <table:table-cell table:formula="of:=ROUND(RAND()*10000000;0)" office:value-type="float" office:value="5303217" calcext:value-type="float">
            <text:p>5303217</text:p>
          </table:table-cell>
          <table:table-cell table:style-name="ce1" table:formula="of:=VLOOKUP([.F16];[.$K$2:.$L$7];2;0)*[.D16]" office:value-type="float" office:value="5303217" calcext:value-type="float">
            <text:p>5303217</text:p>
          </table:table-cell>
          <table:table-cell table:formula="of:=IF([.G16]&lt;=[.$J$3];[.$K$3];IF([.G16]&lt;=[.$J$4];[.$K$4];IF([.G16]&lt;=[.$J$5];[.$K$5];IF([.G16]&lt;=[.$J$6];[.$K$6];IF([.G16]&lt;=[.$J$7];[.$K$7];0)))))" office:value-type="float" office:value="0" calcext:value-type="float">
            <text:p>0</text:p>
          </table:table-cell>
          <table:table-cell table:formula="of:=RAND()" office:value-type="float" office:value="0.948985665028119" calcext:value-type="float">
            <text:p>0.948985665028119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603110247" calcext:value-type="float">
            <text:p>195603110247</text:p>
          </table:table-cell>
          <table:table-cell table:style-name="ce1" office:value-type="float" office:value="198101067703" calcext:value-type="float">
            <text:p>198101067703</text:p>
          </table:table-cell>
          <table:table-cell table:formula="of:=ROUND(RAND()*10000000;0)" office:value-type="float" office:value="8221246" calcext:value-type="float">
            <text:p>8221246</text:p>
          </table:table-cell>
          <table:table-cell table:style-name="ce1" table:formula="of:=VLOOKUP([.F17];[.$K$2:.$L$7];2;0)*[.D17]" office:value-type="float" office:value="8221246" calcext:value-type="float">
            <text:p>8221246</text:p>
          </table:table-cell>
          <table:table-cell table:formula="of:=IF([.G17]&lt;=[.$J$3];[.$K$3];IF([.G17]&lt;=[.$J$4];[.$K$4];IF([.G17]&lt;=[.$J$5];[.$K$5];IF([.G17]&lt;=[.$J$6];[.$K$6];IF([.G17]&lt;=[.$J$7];[.$K$7];0)))))" office:value-type="float" office:value="0" calcext:value-type="float">
            <text:p>0</text:p>
          </table:table-cell>
          <table:table-cell table:formula="of:=RAND()" office:value-type="float" office:value="0.411821685438813" calcext:value-type="float">
            <text:p>0.411821685438813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6806108715" calcext:value-type="float">
            <text:p>196806108715</text:p>
          </table:table-cell>
          <table:table-cell table:style-name="ce1"/>
          <table:table-cell table:formula="of:=ROUND(RAND()*10000000;0)" office:value-type="float" office:value="1369650" calcext:value-type="float">
            <text:p>1369650</text:p>
          </table:table-cell>
          <table:table-cell table:style-name="ce1" table:formula="of:=VLOOKUP([.F18];[.$K$2:.$L$7];2;0)*[.D18]" office:value-type="float" office:value="1369650" calcext:value-type="float">
            <text:p>1369650</text:p>
          </table:table-cell>
          <table:table-cell table:formula="of:=IF([.G18]&lt;=[.$J$3];[.$K$3];IF([.G18]&lt;=[.$J$4];[.$K$4];IF([.G18]&lt;=[.$J$5];[.$K$5];IF([.G18]&lt;=[.$J$6];[.$K$6];IF([.G18]&lt;=[.$J$7];[.$K$7];0)))))" office:value-type="float" office:value="0" calcext:value-type="float">
            <text:p>0</text:p>
          </table:table-cell>
          <table:table-cell table:formula="of:=RAND()" office:value-type="float" office:value="0.418975007049268" calcext:value-type="float">
            <text:p>0.418975007049268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207040114" calcext:value-type="float">
            <text:p>200207040114</text:p>
          </table:table-cell>
          <table:table-cell table:style-name="ce1" office:value-type="float" office:value="194707148013" calcext:value-type="float">
            <text:p>194707148013</text:p>
          </table:table-cell>
          <table:table-cell table:formula="of:=ROUND(RAND()*10000000;0)" office:value-type="float" office:value="9397339" calcext:value-type="float">
            <text:p>9397339</text:p>
          </table:table-cell>
          <table:table-cell table:style-name="ce1" table:formula="of:=VLOOKUP([.F19];[.$K$2:.$L$7];2;0)*[.D19]" office:value-type="float" office:value="8927472.05" calcext:value-type="float">
            <text:p>8927472</text:p>
          </table:table-cell>
          <table:table-cell table:formula="of:=IF([.G19]&lt;=[.$J$3];[.$K$3];IF([.G19]&lt;=[.$J$4];[.$K$4];IF([.G19]&lt;=[.$J$5];[.$K$5];IF([.G19]&lt;=[.$J$6];[.$K$6];IF([.G19]&lt;=[.$J$7];[.$K$7];0)))))" office:value-type="float" office:value="1" calcext:value-type="float">
            <text:p>1</text:p>
          </table:table-cell>
          <table:table-cell table:formula="of:=RAND()" office:value-type="float" office:value="0.0142084662210985" calcext:value-type="float">
            <text:p>0.014208466221099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811095042" calcext:value-type="float">
            <text:p>199811095042</text:p>
          </table:table-cell>
          <table:table-cell table:style-name="ce1" office:value-type="float" office:value="199010093541" calcext:value-type="float">
            <text:p>199010093541</text:p>
          </table:table-cell>
          <table:table-cell table:formula="of:=ROUND(RAND()*10000000;0)" office:value-type="float" office:value="5593941" calcext:value-type="float">
            <text:p>5593941</text:p>
          </table:table-cell>
          <table:table-cell table:style-name="ce1" table:formula="of:=VLOOKUP([.F20];[.$K$2:.$L$7];2;0)*[.D20]" office:value-type="float" office:value="3915758.7" calcext:value-type="float">
            <text:p>3915759</text:p>
          </table:table-cell>
          <table:table-cell table:formula="of:=IF([.G20]&lt;=[.$J$3];[.$K$3];IF([.G20]&lt;=[.$J$4];[.$K$4];IF([.G20]&lt;=[.$J$5];[.$K$5];IF([.G20]&lt;=[.$J$6];[.$K$6];IF([.G20]&lt;=[.$J$7];[.$K$7];0)))))" office:value-type="float" office:value="5" calcext:value-type="float">
            <text:p>5</text:p>
          </table:table-cell>
          <table:table-cell table:formula="of:=RAND()" office:value-type="float" office:value="0.299587507864875" calcext:value-type="float">
            <text:p>0.299587507864875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001174287" calcext:value-type="float">
            <text:p>193001174287</text:p>
          </table:table-cell>
          <table:table-cell table:style-name="ce1" office:value-type="float" office:value="198401267854" calcext:value-type="float">
            <text:p>198401267854</text:p>
          </table:table-cell>
          <table:table-cell table:formula="of:=ROUND(RAND()*10000000;0)" office:value-type="float" office:value="2039475" calcext:value-type="float">
            <text:p>2039475</text:p>
          </table:table-cell>
          <table:table-cell table:style-name="ce1" table:formula="of:=VLOOKUP([.F21];[.$K$2:.$L$7];2;0)*[.D21]" office:value-type="float" office:value="2039475" calcext:value-type="float">
            <text:p>2039475</text:p>
          </table:table-cell>
          <table:table-cell table:formula="of:=IF([.G21]&lt;=[.$J$3];[.$K$3];IF([.G21]&lt;=[.$J$4];[.$K$4];IF([.G21]&lt;=[.$J$5];[.$K$5];IF([.G21]&lt;=[.$J$6];[.$K$6];IF([.G21]&lt;=[.$J$7];[.$K$7];0)))))" office:value-type="float" office:value="0" calcext:value-type="float">
            <text:p>0</text:p>
          </table:table-cell>
          <table:table-cell table:formula="of:=RAND()" office:value-type="float" office:value="0.954528017796471" calcext:value-type="float">
            <text:p>0.954528017796471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403167837" calcext:value-type="float">
            <text:p>199403167837</text:p>
          </table:table-cell>
          <table:table-cell table:style-name="ce1"/>
          <table:table-cell table:formula="of:=ROUND(RAND()*10000000;0)" office:value-type="float" office:value="7270328" calcext:value-type="float">
            <text:p>7270328</text:p>
          </table:table-cell>
          <table:table-cell table:style-name="ce1" table:formula="of:=VLOOKUP([.F22];[.$K$2:.$L$7];2;0)*[.D22]" office:value-type="float" office:value="7270328" calcext:value-type="float">
            <text:p>7270328</text:p>
          </table:table-cell>
          <table:table-cell table:formula="of:=IF([.G22]&lt;=[.$J$3];[.$K$3];IF([.G22]&lt;=[.$J$4];[.$K$4];IF([.G22]&lt;=[.$J$5];[.$K$5];IF([.G22]&lt;=[.$J$6];[.$K$6];IF([.G22]&lt;=[.$J$7];[.$K$7];0)))))" office:value-type="float" office:value="0" calcext:value-type="float">
            <text:p>0</text:p>
          </table:table-cell>
          <table:table-cell table:formula="of:=RAND()" office:value-type="float" office:value="0.618233637907224" calcext:value-type="float">
            <text:p>0.61823363790722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405083113" calcext:value-type="float">
            <text:p>195405083113</text:p>
          </table:table-cell>
          <table:table-cell table:style-name="ce1" office:value-type="float" office:value="198810112287" calcext:value-type="float">
            <text:p>198810112287</text:p>
          </table:table-cell>
          <table:table-cell table:formula="of:=ROUND(RAND()*10000000;0)" office:value-type="float" office:value="8989007" calcext:value-type="float">
            <text:p>8989007</text:p>
          </table:table-cell>
          <table:table-cell table:style-name="ce1" table:formula="of:=VLOOKUP([.F23];[.$K$2:.$L$7];2;0)*[.D23]" office:value-type="float" office:value="7191205.6" calcext:value-type="float">
            <text:p>7191206</text:p>
          </table:table-cell>
          <table:table-cell table:formula="of:=IF([.G23]&lt;=[.$J$3];[.$K$3];IF([.G23]&lt;=[.$J$4];[.$K$4];IF([.G23]&lt;=[.$J$5];[.$K$5];IF([.G23]&lt;=[.$J$6];[.$K$6];IF([.G23]&lt;=[.$J$7];[.$K$7];0)))))" office:value-type="float" office:value="3" calcext:value-type="float">
            <text:p>3</text:p>
          </table:table-cell>
          <table:table-cell table:formula="of:=RAND()" office:value-type="float" office:value="0.160994371059556" calcext:value-type="float">
            <text:p>0.16099437105955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102011610" calcext:value-type="float">
            <text:p>193102011610</text:p>
          </table:table-cell>
          <table:table-cell table:style-name="ce1"/>
          <table:table-cell table:formula="of:=ROUND(RAND()*10000000;0)" office:value-type="float" office:value="8811292" calcext:value-type="float">
            <text:p>8811292</text:p>
          </table:table-cell>
          <table:table-cell table:style-name="ce1" table:formula="of:=VLOOKUP([.F24];[.$K$2:.$L$7];2;0)*[.D24]" office:value-type="float" office:value="8811292" calcext:value-type="float">
            <text:p>8811292</text:p>
          </table:table-cell>
          <table:table-cell table:formula="of:=IF([.G24]&lt;=[.$J$3];[.$K$3];IF([.G24]&lt;=[.$J$4];[.$K$4];IF([.G24]&lt;=[.$J$5];[.$K$5];IF([.G24]&lt;=[.$J$6];[.$K$6];IF([.G24]&lt;=[.$J$7];[.$K$7];0)))))" office:value-type="float" office:value="0" calcext:value-type="float">
            <text:p>0</text:p>
          </table:table-cell>
          <table:table-cell table:formula="of:=RAND()" office:value-type="float" office:value="0.530514958425856" calcext:value-type="float">
            <text:p>0.53051495842585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11128124" calcext:value-type="float">
            <text:p>200711128124</text:p>
          </table:table-cell>
          <table:table-cell table:style-name="ce1" office:value-type="float" office:value="201308026820" calcext:value-type="float">
            <text:p>201308026820</text:p>
          </table:table-cell>
          <table:table-cell table:formula="of:=ROUND(RAND()*10000000;0)" office:value-type="float" office:value="441844" calcext:value-type="float">
            <text:p>441844</text:p>
          </table:table-cell>
          <table:table-cell table:style-name="ce1" table:formula="of:=VLOOKUP([.F25];[.$K$2:.$L$7];2;0)*[.D25]" office:value-type="float" office:value="441844" calcext:value-type="float">
            <text:p>441844</text:p>
          </table:table-cell>
          <table:table-cell table:formula="of:=IF([.G25]&lt;=[.$J$3];[.$K$3];IF([.G25]&lt;=[.$J$4];[.$K$4];IF([.G25]&lt;=[.$J$5];[.$K$5];IF([.G25]&lt;=[.$J$6];[.$K$6];IF([.G25]&lt;=[.$J$7];[.$K$7];0)))))" office:value-type="float" office:value="0" calcext:value-type="float">
            <text:p>0</text:p>
          </table:table-cell>
          <table:table-cell table:formula="of:=RAND()" office:value-type="float" office:value="0.6314699465076" calcext:value-type="float">
            <text:p>0.631469946507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2401141508" calcext:value-type="float">
            <text:p>192401141508</text:p>
          </table:table-cell>
          <table:table-cell table:style-name="ce1" office:value-type="float" office:value="199104117362" calcext:value-type="float">
            <text:p>199104117362</text:p>
          </table:table-cell>
          <table:table-cell table:formula="of:=ROUND(RAND()*10000000;0)" office:value-type="float" office:value="896620" calcext:value-type="float">
            <text:p>896620</text:p>
          </table:table-cell>
          <table:table-cell table:style-name="ce1" table:formula="of:=VLOOKUP([.F26];[.$K$2:.$L$7];2;0)*[.D26]" office:value-type="float" office:value="627634" calcext:value-type="float">
            <text:p>627634</text:p>
          </table:table-cell>
          <table:table-cell table:formula="of:=IF([.G26]&lt;=[.$J$3];[.$K$3];IF([.G26]&lt;=[.$J$4];[.$K$4];IF([.G26]&lt;=[.$J$5];[.$K$5];IF([.G26]&lt;=[.$J$6];[.$K$6];IF([.G26]&lt;=[.$J$7];[.$K$7];0)))))" office:value-type="float" office:value="5" calcext:value-type="float">
            <text:p>5</text:p>
          </table:table-cell>
          <table:table-cell table:formula="of:=RAND()" office:value-type="float" office:value="0.285057099038225" calcext:value-type="float">
            <text:p>0.285057099038225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202163721" calcext:value-type="float">
            <text:p>200202163721</text:p>
          </table:table-cell>
          <table:table-cell table:style-name="ce1"/>
          <table:table-cell table:formula="of:=ROUND(RAND()*10000000;0)" office:value-type="float" office:value="7845745" calcext:value-type="float">
            <text:p>7845745</text:p>
          </table:table-cell>
          <table:table-cell table:style-name="ce1" table:formula="of:=VLOOKUP([.F27];[.$K$2:.$L$7];2;0)*[.D27]" office:value-type="float" office:value="7845745" calcext:value-type="float">
            <text:p>7845745</text:p>
          </table:table-cell>
          <table:table-cell table:formula="of:=IF([.G27]&lt;=[.$J$3];[.$K$3];IF([.G27]&lt;=[.$J$4];[.$K$4];IF([.G27]&lt;=[.$J$5];[.$K$5];IF([.G27]&lt;=[.$J$6];[.$K$6];IF([.G27]&lt;=[.$J$7];[.$K$7];0)))))" office:value-type="float" office:value="0" calcext:value-type="float">
            <text:p>0</text:p>
          </table:table-cell>
          <table:table-cell table:formula="of:=RAND()" office:value-type="float" office:value="0.374662408726581" calcext:value-type="float">
            <text:p>0.374662408726581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509094557" calcext:value-type="float">
            <text:p>193509094557</text:p>
          </table:table-cell>
          <table:table-cell table:style-name="ce1" office:value-type="float" office:value="200809177306" calcext:value-type="float">
            <text:p>200809177306</text:p>
          </table:table-cell>
          <table:table-cell table:formula="of:=ROUND(RAND()*10000000;0)" office:value-type="float" office:value="2825247" calcext:value-type="float">
            <text:p>2825247</text:p>
          </table:table-cell>
          <table:table-cell table:style-name="ce1" table:formula="of:=VLOOKUP([.F28];[.$K$2:.$L$7];2;0)*[.D28]" office:value-type="float" office:value="2825247" calcext:value-type="float">
            <text:p>2825247</text:p>
          </table:table-cell>
          <table:table-cell table:formula="of:=IF([.G28]&lt;=[.$J$3];[.$K$3];IF([.G28]&lt;=[.$J$4];[.$K$4];IF([.G28]&lt;=[.$J$5];[.$K$5];IF([.G28]&lt;=[.$J$6];[.$K$6];IF([.G28]&lt;=[.$J$7];[.$K$7];0)))))" office:value-type="float" office:value="0" calcext:value-type="float">
            <text:p>0</text:p>
          </table:table-cell>
          <table:table-cell table:formula="of:=RAND()" office:value-type="float" office:value="0.4699632892017" calcext:value-type="float">
            <text:p>0.4699632892017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2180582" calcext:value-type="float">
            <text:p>194602180582</text:p>
          </table:table-cell>
          <table:table-cell table:style-name="ce1" office:value-type="float" office:value="201011223334" calcext:value-type="float">
            <text:p>201011223334</text:p>
          </table:table-cell>
          <table:table-cell table:formula="of:=ROUND(RAND()*10000000;0)" office:value-type="float" office:value="2620717" calcext:value-type="float">
            <text:p>2620717</text:p>
          </table:table-cell>
          <table:table-cell table:style-name="ce1" table:formula="of:=VLOOKUP([.F29];[.$K$2:.$L$7];2;0)*[.D29]" office:value-type="float" office:value="2620717" calcext:value-type="float">
            <text:p>2620717</text:p>
          </table:table-cell>
          <table:table-cell table:formula="of:=IF([.G29]&lt;=[.$J$3];[.$K$3];IF([.G29]&lt;=[.$J$4];[.$K$4];IF([.G29]&lt;=[.$J$5];[.$K$5];IF([.G29]&lt;=[.$J$6];[.$K$6];IF([.G29]&lt;=[.$J$7];[.$K$7];0)))))" office:value-type="float" office:value="0" calcext:value-type="float">
            <text:p>0</text:p>
          </table:table-cell>
          <table:table-cell table:formula="of:=RAND()" office:value-type="float" office:value="0.474660443742016" calcext:value-type="float">
            <text:p>0.47466044374201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202267034" calcext:value-type="float">
            <text:p>195202267034</text:p>
          </table:table-cell>
          <table:table-cell table:style-name="ce1"/>
          <table:table-cell table:formula="of:=ROUND(RAND()*10000000;0)" office:value-type="float" office:value="7860575" calcext:value-type="float">
            <text:p>7860575</text:p>
          </table:table-cell>
          <table:table-cell table:style-name="ce1" table:formula="of:=VLOOKUP([.F30];[.$K$2:.$L$7];2;0)*[.D30]" office:value-type="float" office:value="5895431.25" calcext:value-type="float">
            <text:p>5895431</text:p>
          </table:table-cell>
          <table:table-cell table:formula="of:=IF([.G30]&lt;=[.$J$3];[.$K$3];IF([.G30]&lt;=[.$J$4];[.$K$4];IF([.G30]&lt;=[.$J$5];[.$K$5];IF([.G30]&lt;=[.$J$6];[.$K$6];IF([.G30]&lt;=[.$J$7];[.$K$7];0)))))" office:value-type="float" office:value="4" calcext:value-type="float">
            <text:p>4</text:p>
          </table:table-cell>
          <table:table-cell table:formula="of:=RAND()" office:value-type="float" office:value="0.231076922080831" calcext:value-type="float">
            <text:p>0.231076922080831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807180640" calcext:value-type="float">
            <text:p>195807180640</text:p>
          </table:table-cell>
          <table:table-cell table:style-name="ce1" office:value-type="float" office:value="201105276727" calcext:value-type="float">
            <text:p>201105276727</text:p>
          </table:table-cell>
          <table:table-cell table:formula="of:=ROUND(RAND()*10000000;0)" office:value-type="float" office:value="678632" calcext:value-type="float">
            <text:p>678632</text:p>
          </table:table-cell>
          <table:table-cell table:style-name="ce1" table:formula="of:=VLOOKUP([.F31];[.$K$2:.$L$7];2;0)*[.D31]" office:value-type="float" office:value="678632" calcext:value-type="float">
            <text:p>678632</text:p>
          </table:table-cell>
          <table:table-cell table:formula="of:=IF([.G31]&lt;=[.$J$3];[.$K$3];IF([.G31]&lt;=[.$J$4];[.$K$4];IF([.G31]&lt;=[.$J$5];[.$K$5];IF([.G31]&lt;=[.$J$6];[.$K$6];IF([.G31]&lt;=[.$J$7];[.$K$7];0)))))" office:value-type="float" office:value="0" calcext:value-type="float">
            <text:p>0</text:p>
          </table:table-cell>
          <table:table-cell table:formula="of:=RAND()" office:value-type="float" office:value="0.863087866092177" calcext:value-type="float">
            <text:p>0.863087866092177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807233383" calcext:value-type="float">
            <text:p>199807233383</text:p>
          </table:table-cell>
          <table:table-cell table:style-name="ce1" office:value-type="float" office:value="194910125386" calcext:value-type="float">
            <text:p>194910125386</text:p>
          </table:table-cell>
          <table:table-cell table:formula="of:=ROUND(RAND()*10000000;0)" office:value-type="float" office:value="7064478" calcext:value-type="float">
            <text:p>7064478</text:p>
          </table:table-cell>
          <table:table-cell table:style-name="ce1" table:formula="of:=VLOOKUP([.F32];[.$K$2:.$L$7];2;0)*[.D32]" office:value-type="float" office:value="7064478" calcext:value-type="float">
            <text:p>7064478</text:p>
          </table:table-cell>
          <table:table-cell table:formula="of:=IF([.G32]&lt;=[.$J$3];[.$K$3];IF([.G32]&lt;=[.$J$4];[.$K$4];IF([.G32]&lt;=[.$J$5];[.$K$5];IF([.G32]&lt;=[.$J$6];[.$K$6];IF([.G32]&lt;=[.$J$7];[.$K$7];0)))))" office:value-type="float" office:value="0" calcext:value-type="float">
            <text:p>0</text:p>
          </table:table-cell>
          <table:table-cell table:formula="of:=RAND()" office:value-type="float" office:value="0.720239532890832" calcext:value-type="float">
            <text:p>0.720239532890832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707150804" calcext:value-type="float">
            <text:p>198707150804</text:p>
          </table:table-cell>
          <table:table-cell table:style-name="ce1" office:value-type="float" office:value="198207020309" calcext:value-type="float">
            <text:p>198207020309</text:p>
          </table:table-cell>
          <table:table-cell table:formula="of:=ROUND(RAND()*10000000;0)" office:value-type="float" office:value="5070376" calcext:value-type="float">
            <text:p>5070376</text:p>
          </table:table-cell>
          <table:table-cell table:style-name="ce1" table:formula="of:=VLOOKUP([.F33];[.$K$2:.$L$7];2;0)*[.D33]" office:value-type="float" office:value="4816857.2" calcext:value-type="float">
            <text:p>4816857</text:p>
          </table:table-cell>
          <table:table-cell table:formula="of:=IF([.G33]&lt;=[.$J$3];[.$K$3];IF([.G33]&lt;=[.$J$4];[.$K$4];IF([.G33]&lt;=[.$J$5];[.$K$5];IF([.G33]&lt;=[.$J$6];[.$K$6];IF([.G33]&lt;=[.$J$7];[.$K$7];0)))))" office:value-type="float" office:value="1" calcext:value-type="float">
            <text:p>1</text:p>
          </table:table-cell>
          <table:table-cell table:formula="of:=RAND()" office:value-type="float" office:value="0.0200805887154698" calcext:value-type="float">
            <text:p>0.02008058871547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2008041457" calcext:value-type="float">
            <text:p>202008041457</text:p>
          </table:table-cell>
          <table:table-cell table:style-name="ce1"/>
          <table:table-cell table:formula="of:=ROUND(RAND()*10000000;0)" office:value-type="float" office:value="9401909" calcext:value-type="float">
            <text:p>9401909</text:p>
          </table:table-cell>
          <table:table-cell table:style-name="ce1" table:formula="of:=VLOOKUP([.F34];[.$K$2:.$L$7];2;0)*[.D34]" office:value-type="float" office:value="9401909" calcext:value-type="float">
            <text:p>9401909</text:p>
          </table:table-cell>
          <table:table-cell table:formula="of:=IF([.G34]&lt;=[.$J$3];[.$K$3];IF([.G34]&lt;=[.$J$4];[.$K$4];IF([.G34]&lt;=[.$J$5];[.$K$5];IF([.G34]&lt;=[.$J$6];[.$K$6];IF([.G34]&lt;=[.$J$7];[.$K$7];0)))))" office:value-type="float" office:value="0" calcext:value-type="float">
            <text:p>0</text:p>
          </table:table-cell>
          <table:table-cell table:formula="of:=RAND()" office:value-type="float" office:value="0.654070343722747" calcext:value-type="float">
            <text:p>0.654070343722747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6204198029" calcext:value-type="float">
            <text:p>196204198029</text:p>
          </table:table-cell>
          <table:table-cell table:style-name="ce1" office:value-type="float" office:value="196707093768" calcext:value-type="float">
            <text:p>196707093768</text:p>
          </table:table-cell>
          <table:table-cell table:formula="of:=ROUND(RAND()*10000000;0)" office:value-type="float" office:value="4169182" calcext:value-type="float">
            <text:p>4169182</text:p>
          </table:table-cell>
          <table:table-cell table:style-name="ce1" table:formula="of:=VLOOKUP([.F35];[.$K$2:.$L$7];2;0)*[.D35]" office:value-type="float" office:value="3752263.8" calcext:value-type="float">
            <text:p>3752264</text:p>
          </table:table-cell>
          <table:table-cell table:formula="of:=IF([.G35]&lt;=[.$J$3];[.$K$3];IF([.G35]&lt;=[.$J$4];[.$K$4];IF([.G35]&lt;=[.$J$5];[.$K$5];IF([.G35]&lt;=[.$J$6];[.$K$6];IF([.G35]&lt;=[.$J$7];[.$K$7];0)))))" office:value-type="float" office:value="2" calcext:value-type="float">
            <text:p>2</text:p>
          </table:table-cell>
          <table:table-cell table:formula="of:=RAND()" office:value-type="float" office:value="0.0854515206938536" calcext:value-type="float">
            <text:p>0.08545152069385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4264780" calcext:value-type="float">
            <text:p>194604264780</text:p>
          </table:table-cell>
          <table:table-cell table:style-name="ce1"/>
          <table:table-cell table:formula="of:=ROUND(RAND()*10000000;0)" office:value-type="float" office:value="3675247" calcext:value-type="float">
            <text:p>3675247</text:p>
          </table:table-cell>
          <table:table-cell table:style-name="ce1" table:formula="of:=VLOOKUP([.F36];[.$K$2:.$L$7];2;0)*[.D36]" office:value-type="float" office:value="3675247" calcext:value-type="float">
            <text:p>3675247</text:p>
          </table:table-cell>
          <table:table-cell table:formula="of:=IF([.G36]&lt;=[.$J$3];[.$K$3];IF([.G36]&lt;=[.$J$4];[.$K$4];IF([.G36]&lt;=[.$J$5];[.$K$5];IF([.G36]&lt;=[.$J$6];[.$K$6];IF([.G36]&lt;=[.$J$7];[.$K$7];0)))))" office:value-type="float" office:value="0" calcext:value-type="float">
            <text:p>0</text:p>
          </table:table-cell>
          <table:table-cell table:formula="of:=RAND()" office:value-type="float" office:value="0.397544466988033" calcext:value-type="float">
            <text:p>0.397544466988033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7208196415" calcext:value-type="float">
            <text:p>197208196415</text:p>
          </table:table-cell>
          <table:table-cell table:style-name="ce1"/>
          <table:table-cell table:formula="of:=ROUND(RAND()*10000000;0)" office:value-type="float" office:value="1158916" calcext:value-type="float">
            <text:p>1158916</text:p>
          </table:table-cell>
          <table:table-cell table:style-name="ce1" table:formula="of:=VLOOKUP([.F37];[.$K$2:.$L$7];2;0)*[.D37]" office:value-type="float" office:value="1158916" calcext:value-type="float">
            <text:p>1158916</text:p>
          </table:table-cell>
          <table:table-cell table:formula="of:=IF([.G37]&lt;=[.$J$3];[.$K$3];IF([.G37]&lt;=[.$J$4];[.$K$4];IF([.G37]&lt;=[.$J$5];[.$K$5];IF([.G37]&lt;=[.$J$6];[.$K$6];IF([.G37]&lt;=[.$J$7];[.$K$7];0)))))" office:value-type="float" office:value="0" calcext:value-type="float">
            <text:p>0</text:p>
          </table:table-cell>
          <table:table-cell table:formula="of:=RAND()" office:value-type="float" office:value="0.686227535217401" calcext:value-type="float">
            <text:p>0.686227535217401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111281228" calcext:value-type="float">
            <text:p>194111281228</text:p>
          </table:table-cell>
          <table:table-cell table:style-name="ce1" office:value-type="float" office:value="200401146527" calcext:value-type="float">
            <text:p>200401146527</text:p>
          </table:table-cell>
          <table:table-cell table:formula="of:=ROUND(RAND()*10000000;0)" office:value-type="float" office:value="3531490" calcext:value-type="float">
            <text:p>3531490</text:p>
          </table:table-cell>
          <table:table-cell table:style-name="ce1" table:formula="of:=VLOOKUP([.F38];[.$K$2:.$L$7];2;0)*[.D38]" office:value-type="float" office:value="3531490" calcext:value-type="float">
            <text:p>3531490</text:p>
          </table:table-cell>
          <table:table-cell table:formula="of:=IF([.G38]&lt;=[.$J$3];[.$K$3];IF([.G38]&lt;=[.$J$4];[.$K$4];IF([.G38]&lt;=[.$J$5];[.$K$5];IF([.G38]&lt;=[.$J$6];[.$K$6];IF([.G38]&lt;=[.$J$7];[.$K$7];0)))))" office:value-type="float" office:value="0" calcext:value-type="float">
            <text:p>0</text:p>
          </table:table-cell>
          <table:table-cell table:formula="of:=RAND()" office:value-type="float" office:value="0.893117294549473" calcext:value-type="float">
            <text:p>0.893117294549473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605164055" calcext:value-type="float">
            <text:p>198605164055</text:p>
          </table:table-cell>
          <table:table-cell table:style-name="ce1"/>
          <table:table-cell table:formula="of:=ROUND(RAND()*10000000;0)" office:value-type="float" office:value="2590737" calcext:value-type="float">
            <text:p>2590737</text:p>
          </table:table-cell>
          <table:table-cell table:style-name="ce1" table:formula="of:=VLOOKUP([.F39];[.$K$2:.$L$7];2;0)*[.D39]" office:value-type="float" office:value="2590737" calcext:value-type="float">
            <text:p>2590737</text:p>
          </table:table-cell>
          <table:table-cell table:formula="of:=IF([.G39]&lt;=[.$J$3];[.$K$3];IF([.G39]&lt;=[.$J$4];[.$K$4];IF([.G39]&lt;=[.$J$5];[.$K$5];IF([.G39]&lt;=[.$J$6];[.$K$6];IF([.G39]&lt;=[.$J$7];[.$K$7];0)))))" office:value-type="float" office:value="0" calcext:value-type="float">
            <text:p>0</text:p>
          </table:table-cell>
          <table:table-cell table:formula="of:=RAND()" office:value-type="float" office:value="0.595460056827888" calcext:value-type="float">
            <text:p>0.595460056827888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307077861" calcext:value-type="float">
            <text:p>193307077861</text:p>
          </table:table-cell>
          <table:table-cell table:style-name="ce1" office:value-type="float" office:value="196607261630" calcext:value-type="float">
            <text:p>196607261630</text:p>
          </table:table-cell>
          <table:table-cell table:formula="of:=ROUND(RAND()*10000000;0)" office:value-type="float" office:value="1657298" calcext:value-type="float">
            <text:p>1657298</text:p>
          </table:table-cell>
          <table:table-cell table:style-name="ce1" table:formula="of:=VLOOKUP([.F40];[.$K$2:.$L$7];2;0)*[.D40]" office:value-type="float" office:value="1657298" calcext:value-type="float">
            <text:p>1657298</text:p>
          </table:table-cell>
          <table:table-cell table:formula="of:=IF([.G40]&lt;=[.$J$3];[.$K$3];IF([.G40]&lt;=[.$J$4];[.$K$4];IF([.G40]&lt;=[.$J$5];[.$K$5];IF([.G40]&lt;=[.$J$6];[.$K$6];IF([.G40]&lt;=[.$J$7];[.$K$7];0)))))" office:value-type="float" office:value="0" calcext:value-type="float">
            <text:p>0</text:p>
          </table:table-cell>
          <table:table-cell table:formula="of:=RAND()" office:value-type="float" office:value="0.884887150058166" calcext:value-type="float">
            <text:p>0.88488715005816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03083212" calcext:value-type="float">
            <text:p>200703083212</text:p>
          </table:table-cell>
          <table:table-cell table:style-name="ce1"/>
          <table:table-cell table:formula="of:=ROUND(RAND()*10000000;0)" office:value-type="float" office:value="6604725" calcext:value-type="float">
            <text:p>6604725</text:p>
          </table:table-cell>
          <table:table-cell table:style-name="ce1" table:formula="of:=VLOOKUP([.F41];[.$K$2:.$L$7];2;0)*[.D41]" office:value-type="float" office:value="6604725" calcext:value-type="float">
            <text:p>6604725</text:p>
          </table:table-cell>
          <table:table-cell table:formula="of:=IF([.G41]&lt;=[.$J$3];[.$K$3];IF([.G41]&lt;=[.$J$4];[.$K$4];IF([.G41]&lt;=[.$J$5];[.$K$5];IF([.G41]&lt;=[.$J$6];[.$K$6];IF([.G41]&lt;=[.$J$7];[.$K$7];0)))))" office:value-type="float" office:value="0" calcext:value-type="float">
            <text:p>0</text:p>
          </table:table-cell>
          <table:table-cell table:formula="of:=RAND()" office:value-type="float" office:value="0.467980365982268" calcext:value-type="float">
            <text:p>0.467980365982268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911103571" calcext:value-type="float">
            <text:p>199911103571</text:p>
          </table:table-cell>
          <table:table-cell table:style-name="ce1" office:value-type="float" office:value="193302240738" calcext:value-type="float">
            <text:p>193302240738</text:p>
          </table:table-cell>
          <table:table-cell table:formula="of:=ROUND(RAND()*10000000;0)" office:value-type="float" office:value="5661375" calcext:value-type="float">
            <text:p>5661375</text:p>
          </table:table-cell>
          <table:table-cell table:style-name="ce1" table:formula="of:=VLOOKUP([.F42];[.$K$2:.$L$7];2;0)*[.D42]" office:value-type="float" office:value="4529100" calcext:value-type="float">
            <text:p>4529100</text:p>
          </table:table-cell>
          <table:table-cell table:formula="of:=IF([.G42]&lt;=[.$J$3];[.$K$3];IF([.G42]&lt;=[.$J$4];[.$K$4];IF([.G42]&lt;=[.$J$5];[.$K$5];IF([.G42]&lt;=[.$J$6];[.$K$6];IF([.G42]&lt;=[.$J$7];[.$K$7];0)))))" office:value-type="float" office:value="3" calcext:value-type="float">
            <text:p>3</text:p>
          </table:table-cell>
          <table:table-cell table:formula="of:=RAND()" office:value-type="float" office:value="0.196042159501386" calcext:value-type="float">
            <text:p>0.19604215950138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504063553" calcext:value-type="float">
            <text:p>200504063553</text:p>
          </table:table-cell>
          <table:table-cell table:style-name="ce1" office:value-type="float" office:value="192806156002" calcext:value-type="float">
            <text:p>192806156002</text:p>
          </table:table-cell>
          <table:table-cell table:formula="of:=ROUND(RAND()*10000000;0)" office:value-type="float" office:value="5727515" calcext:value-type="float">
            <text:p>5727515</text:p>
          </table:table-cell>
          <table:table-cell table:style-name="ce1" table:formula="of:=VLOOKUP([.F43];[.$K$2:.$L$7];2;0)*[.D43]" office:value-type="float" office:value="5727515" calcext:value-type="float">
            <text:p>5727515</text:p>
          </table:table-cell>
          <table:table-cell table:formula="of:=IF([.G43]&lt;=[.$J$3];[.$K$3];IF([.G43]&lt;=[.$J$4];[.$K$4];IF([.G43]&lt;=[.$J$5];[.$K$5];IF([.G43]&lt;=[.$J$6];[.$K$6];IF([.G43]&lt;=[.$J$7];[.$K$7];0)))))" office:value-type="float" office:value="0" calcext:value-type="float">
            <text:p>0</text:p>
          </table:table-cell>
          <table:table-cell table:formula="of:=RAND()" office:value-type="float" office:value="0.533095171640067" calcext:value-type="float">
            <text:p>0.533095171640067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608013169" calcext:value-type="float">
            <text:p>193608013169</text:p>
          </table:table-cell>
          <table:table-cell table:style-name="ce1" office:value-type="float" office:value="193307294763" calcext:value-type="float">
            <text:p>193307294763</text:p>
          </table:table-cell>
          <table:table-cell table:formula="of:=ROUND(RAND()*10000000;0)" office:value-type="float" office:value="1579372" calcext:value-type="float">
            <text:p>1579372</text:p>
          </table:table-cell>
          <table:table-cell table:style-name="ce1" table:formula="of:=VLOOKUP([.F44];[.$K$2:.$L$7];2;0)*[.D44]" office:value-type="float" office:value="1184529" calcext:value-type="float">
            <text:p>1184529</text:p>
          </table:table-cell>
          <table:table-cell table:formula="of:=IF([.G44]&lt;=[.$J$3];[.$K$3];IF([.G44]&lt;=[.$J$4];[.$K$4];IF([.G44]&lt;=[.$J$5];[.$K$5];IF([.G44]&lt;=[.$J$6];[.$K$6];IF([.G44]&lt;=[.$J$7];[.$K$7];0)))))" office:value-type="float" office:value="4" calcext:value-type="float">
            <text:p>4</text:p>
          </table:table-cell>
          <table:table-cell table:formula="of:=RAND()" office:value-type="float" office:value="0.211131501276912" calcext:value-type="float">
            <text:p>0.211131501276912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411112443" calcext:value-type="float">
            <text:p>195411112443</text:p>
          </table:table-cell>
          <table:table-cell table:style-name="ce1" office:value-type="float" office:value="194406235079" calcext:value-type="float">
            <text:p>194406235079</text:p>
          </table:table-cell>
          <table:table-cell table:formula="of:=ROUND(RAND()*10000000;0)" office:value-type="float" office:value="7538471" calcext:value-type="float">
            <text:p>7538471</text:p>
          </table:table-cell>
          <table:table-cell table:style-name="ce1" table:formula="of:=VLOOKUP([.F45];[.$K$2:.$L$7];2;0)*[.D45]" office:value-type="float" office:value="7538471" calcext:value-type="float">
            <text:p>7538471</text:p>
          </table:table-cell>
          <table:table-cell table:formula="of:=IF([.G45]&lt;=[.$J$3];[.$K$3];IF([.G45]&lt;=[.$J$4];[.$K$4];IF([.G45]&lt;=[.$J$5];[.$K$5];IF([.G45]&lt;=[.$J$6];[.$K$6];IF([.G45]&lt;=[.$J$7];[.$K$7];0)))))" office:value-type="float" office:value="0" calcext:value-type="float">
            <text:p>0</text:p>
          </table:table-cell>
          <table:table-cell table:formula="of:=RAND()" office:value-type="float" office:value="0.525296880061472" calcext:value-type="float">
            <text:p>0.525296880061472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606098134" calcext:value-type="float">
            <text:p>195606098134</text:p>
          </table:table-cell>
          <table:table-cell table:style-name="ce1" office:value-type="float" office:value="198907054533" calcext:value-type="float">
            <text:p>198907054533</text:p>
          </table:table-cell>
          <table:table-cell table:formula="of:=ROUND(RAND()*10000000;0)" office:value-type="float" office:value="8857376" calcext:value-type="float">
            <text:p>8857376</text:p>
          </table:table-cell>
          <table:table-cell table:style-name="ce1" table:formula="of:=VLOOKUP([.F46];[.$K$2:.$L$7];2;0)*[.D46]" office:value-type="float" office:value="7085900.8" calcext:value-type="float">
            <text:p>7085901</text:p>
          </table:table-cell>
          <table:table-cell table:formula="of:=IF([.G46]&lt;=[.$J$3];[.$K$3];IF([.G46]&lt;=[.$J$4];[.$K$4];IF([.G46]&lt;=[.$J$5];[.$K$5];IF([.G46]&lt;=[.$J$6];[.$K$6];IF([.G46]&lt;=[.$J$7];[.$K$7];0)))))" office:value-type="float" office:value="3" calcext:value-type="float">
            <text:p>3</text:p>
          </table:table-cell>
          <table:table-cell table:formula="of:=RAND()" office:value-type="float" office:value="0.142754939009403" calcext:value-type="float">
            <text:p>0.142754939009403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502231635" calcext:value-type="float">
            <text:p>198502231635</text:p>
          </table:table-cell>
          <table:table-cell table:style-name="ce1"/>
          <table:table-cell table:formula="of:=ROUND(RAND()*10000000;0)" office:value-type="float" office:value="8312099" calcext:value-type="float">
            <text:p>8312099</text:p>
          </table:table-cell>
          <table:table-cell table:style-name="ce1" table:formula="of:=VLOOKUP([.F47];[.$K$2:.$L$7];2;0)*[.D47]" office:value-type="float" office:value="8312099" calcext:value-type="float">
            <text:p>8312099</text:p>
          </table:table-cell>
          <table:table-cell table:formula="of:=IF([.G47]&lt;=[.$J$3];[.$K$3];IF([.G47]&lt;=[.$J$4];[.$K$4];IF([.G47]&lt;=[.$J$5];[.$K$5];IF([.G47]&lt;=[.$J$6];[.$K$6];IF([.G47]&lt;=[.$J$7];[.$K$7];0)))))" office:value-type="float" office:value="0" calcext:value-type="float">
            <text:p>0</text:p>
          </table:table-cell>
          <table:table-cell table:formula="of:=RAND()" office:value-type="float" office:value="0.845174262146393" calcext:value-type="float">
            <text:p>0.845174262146393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706246760" calcext:value-type="float">
            <text:p>193706246760</text:p>
          </table:table-cell>
          <table:table-cell table:style-name="ce1" office:value-type="float" office:value="194602226625" calcext:value-type="float">
            <text:p>194602226625</text:p>
          </table:table-cell>
          <table:table-cell table:formula="of:=ROUND(RAND()*10000000;0)" office:value-type="float" office:value="7498737" calcext:value-type="float">
            <text:p>7498737</text:p>
          </table:table-cell>
          <table:table-cell table:style-name="ce1" table:formula="of:=VLOOKUP([.F48];[.$K$2:.$L$7];2;0)*[.D48]" office:value-type="float" office:value="7498737" calcext:value-type="float">
            <text:p>7498737</text:p>
          </table:table-cell>
          <table:table-cell table:formula="of:=IF([.G48]&lt;=[.$J$3];[.$K$3];IF([.G48]&lt;=[.$J$4];[.$K$4];IF([.G48]&lt;=[.$J$5];[.$K$5];IF([.G48]&lt;=[.$J$6];[.$K$6];IF([.G48]&lt;=[.$J$7];[.$K$7];0)))))" office:value-type="float" office:value="0" calcext:value-type="float">
            <text:p>0</text:p>
          </table:table-cell>
          <table:table-cell table:formula="of:=RAND()" office:value-type="float" office:value="0.748734892635088" calcext:value-type="float">
            <text:p>0.748734892635088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06021177" calcext:value-type="float">
            <text:p>200706021177</text:p>
          </table:table-cell>
          <table:table-cell table:style-name="ce1" office:value-type="float" office:value="195501280589" calcext:value-type="float">
            <text:p>195501280589</text:p>
          </table:table-cell>
          <table:table-cell table:formula="of:=ROUND(RAND()*10000000;0)" office:value-type="float" office:value="9663367" calcext:value-type="float">
            <text:p>9663367</text:p>
          </table:table-cell>
          <table:table-cell table:style-name="ce1" table:formula="of:=VLOOKUP([.F49];[.$K$2:.$L$7];2;0)*[.D49]" office:value-type="float" office:value="9663367" calcext:value-type="float">
            <text:p>9663367</text:p>
          </table:table-cell>
          <table:table-cell table:formula="of:=IF([.G49]&lt;=[.$J$3];[.$K$3];IF([.G49]&lt;=[.$J$4];[.$K$4];IF([.G49]&lt;=[.$J$5];[.$K$5];IF([.G49]&lt;=[.$J$6];[.$K$6];IF([.G49]&lt;=[.$J$7];[.$K$7];0)))))" office:value-type="float" office:value="0" calcext:value-type="float">
            <text:p>0</text:p>
          </table:table-cell>
          <table:table-cell table:formula="of:=RAND()" office:value-type="float" office:value="0.756747370508854" calcext:value-type="float">
            <text:p>0.756747370508854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401123478" calcext:value-type="float">
            <text:p>194401123478</text:p>
          </table:table-cell>
          <table:table-cell/>
          <table:table-cell table:formula="of:=ROUND(RAND()*10000000;0)" office:value-type="float" office:value="3286481" calcext:value-type="float">
            <text:p>3286481</text:p>
          </table:table-cell>
          <table:table-cell table:style-name="ce1" table:formula="of:=VLOOKUP([.F50];[.$K$2:.$L$7];2;0)*[.D50]" office:value-type="float" office:value="2464860.75" calcext:value-type="float">
            <text:p>2464861</text:p>
          </table:table-cell>
          <table:table-cell table:formula="of:=IF([.G50]&lt;=[.$J$3];[.$K$3];IF([.G50]&lt;=[.$J$4];[.$K$4];IF([.G50]&lt;=[.$J$5];[.$K$5];IF([.G50]&lt;=[.$J$6];[.$K$6];IF([.G50]&lt;=[.$J$7];[.$K$7];0)))))" office:value-type="float" office:value="4" calcext:value-type="float">
            <text:p>4</text:p>
          </table:table-cell>
          <table:table-cell table:formula="of:=RAND()" office:value-type="float" office:value="0.233282340025586" calcext:value-type="float">
            <text:p>0.233282340025586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107064042" calcext:value-type="float">
            <text:p>194107064042</text:p>
          </table:table-cell>
          <table:table-cell/>
          <table:table-cell table:formula="of:=ROUND(RAND()*10000000;0)" office:value-type="float" office:value="1766661" calcext:value-type="float">
            <text:p>1766661</text:p>
          </table:table-cell>
          <table:table-cell table:style-name="ce1" table:formula="of:=VLOOKUP([.F51];[.$K$2:.$L$7];2;0)*[.D51]" office:value-type="float" office:value="1766661" calcext:value-type="float">
            <text:p>1766661</text:p>
          </table:table-cell>
          <table:table-cell table:formula="of:=IF([.G51]&lt;=[.$J$3];[.$K$3];IF([.G51]&lt;=[.$J$4];[.$K$4];IF([.G51]&lt;=[.$J$5];[.$K$5];IF([.G51]&lt;=[.$J$6];[.$K$6];IF([.G51]&lt;=[.$J$7];[.$K$7];0)))))" office:value-type="float" office:value="0" calcext:value-type="float">
            <text:p>0</text:p>
          </table:table-cell>
          <table:table-cell table:formula="of:=RAND()" office:value-type="float" office:value="0.616439622121848" calcext:value-type="float">
            <text:p>0.616439622121848</text:p>
          </table:table-cell>
          <table:table-cell/>
          <table:table-cell table:style-name="ce3"/>
          <table:table-cell table:style-name="Default"/>
          <table:table-cell table:number-columns-repeated="3"/>
        </table:table-row>
        <table:table-row table:style-name="ro1" table:number-rows-repeated="47">
          <table:table-cell table:number-columns-repeated="9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office:value-type="float" office:value="196806026446" calcext:value-type="float">
            <text:p>196806026446</text:p>
          </table:table-cell>
          <table:table-cell table:number-columns-repeated="3"/>
        </table:table-row>
        <table:table-row table:style-name="ro1" table:number-rows-repeated="104847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portInpu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oanNumber</text:p>
          </table:table-cell>
          <table:table-cell office:value-type="string" calcext:value-type="string">
            <text:p>Applicant</text:p>
          </table:table-cell>
          <table:table-cell office:value-type="string" calcext:value-type="string">
            <text:p>CoApplicant</text:p>
          </table:table-cell>
          <table:table-cell office:value-type="string" calcext:value-type="string">
            <text:p>NominalOutstandingAmount</text:p>
          </table:table-cell>
          <table:table-cell office:value-type="string" calcext:value-type="string">
            <text:p>CurrentValuation</text:p>
          </table:table-cell>
          <table:table-cell office:value-type="string" calcext:value-type="string">
            <text:p>RiskClass</text:p>
          </table:table-cell>
          <table:table-cell/>
          <table:table-cell table:style-name="ce2" table:number-columns-repeated="5"/>
        </table:table-row>
        <table:table-row table:style-name="ro1">
          <table:table-cell office:value-type="float" office:value="1325423" calcext:value-type="float">
            <text:p>1325423</text:p>
          </table:table-cell>
          <table:table-cell table:style-name="ce1" office:value-type="float" office:value="199211070702" calcext:value-type="float">
            <text:p>199211070702</text:p>
          </table:table-cell>
          <table:table-cell table:style-name="ce1"/>
          <table:table-cell table:formula="of:=[$ReportInput1.D2]" office:value-type="float" office:value="8325870" calcext:value-type="float">
            <text:p>8325870</text:p>
          </table:table-cell>
          <table:table-cell table:style-name="ce1" table:formula="of:=VLOOKUP([.F2];[.$J$2:.$K$7];2;0)*[.D2]" office:value-type="float" office:value="6244402.5" calcext:value-type="float">
            <text:p>6244403</text:p>
          </table:table-cell>
          <table:table-cell table:formula="of:=IF([.G2]&gt;=9;([$ReportInput1.F2]+1);IF([.G2]&lt;=2;([$ReportInput1.F2]+1);[$ReportInput1.F2]))" office:value-type="float" office:value="4" calcext:value-type="float">
            <text:p>4</text:p>
          </table:table-cell>
          <table:table-cell table:formula="of:=RAND()*10" office:value-type="float" office:value="9.32013923152225" calcext:value-type="float">
            <text:p>9.32013923152225</text:p>
          </table:table-cell>
          <table:table-cell table:style-name="ce3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" office:value-type="float" office:value="197409176828" calcext:value-type="float">
            <text:p>197409176828</text:p>
          </table:table-cell>
          <table:table-cell table:style-name="ce1" office:value-type="float" office:value="200411272362" calcext:value-type="float">
            <text:p>200411272362</text:p>
          </table:table-cell>
          <table:table-cell table:formula="of:=[$ReportInput1.D3]" office:value-type="float" office:value="8519177" calcext:value-type="float">
            <text:p>8519177</text:p>
          </table:table-cell>
          <table:table-cell table:style-name="ce1" table:formula="of:=VLOOKUP([.F3];[.$J$2:.$K$7];2;0)*[.D3]" office:value-type="float" office:value="8519177" calcext:value-type="float">
            <text:p>8519177</text:p>
          </table:table-cell>
          <table:table-cell table:formula="of:=IF([.G3]&gt;=9;([$ReportInput1.F3]+1);IF([.G3]&lt;=2;([$ReportInput1.F3]+1);[$ReportInput1.F3]))" office:value-type="float" office:value="0" calcext:value-type="float">
            <text:p>0</text:p>
          </table:table-cell>
          <table:table-cell table:formula="of:=RAND()*10" office:value-type="float" office:value="8.91407607711425" calcext:value-type="float">
            <text:p>8.91407607711425</text:p>
          </table:table-cell>
          <table:table-cell table:style-name="ce3"/>
          <table:table-cell table:style-name="ce2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table:style-name="ce2" table:formula="of:=1-[.I3]" office:value-type="percentage" office:value="0.95" calcext:value-type="percentage">
            <text:p>95.00%</text:p>
          </table:table-cell>
          <table:table-cell/>
        </table:table-row>
        <table:table-row table:style-name="ro1">
          <table:table-cell/>
          <table:table-cell table:style-name="ce1" office:value-type="float" office:value="200110160025" calcext:value-type="float">
            <text:p>200110160025</text:p>
          </table:table-cell>
          <table:table-cell table:style-name="ce1" office:value-type="float" office:value="201311024804" calcext:value-type="float">
            <text:p>201311024804</text:p>
          </table:table-cell>
          <table:table-cell table:formula="of:=[$ReportInput1.D4]" office:value-type="float" office:value="9410288" calcext:value-type="float">
            <text:p>9410288</text:p>
          </table:table-cell>
          <table:table-cell table:style-name="ce1" table:formula="of:=VLOOKUP([.F4];[.$J$2:.$K$7];2;0)*[.D4]" office:value-type="float" office:value="9410288" calcext:value-type="float">
            <text:p>9410288</text:p>
          </table:table-cell>
          <table:table-cell table:formula="of:=IF([.G4]&gt;=9;([$ReportInput1.F4]+1);IF([.G4]&lt;=2;([$ReportInput1.F4]+1);[$ReportInput1.F4]))" office:value-type="float" office:value="0" calcext:value-type="float">
            <text:p>0</text:p>
          </table:table-cell>
          <table:table-cell table:formula="of:=RAND()*10" office:value-type="float" office:value="5.74228128155839" calcext:value-type="float">
            <text:p>5.74228128155839</text:p>
          </table:table-cell>
          <table:table-cell table:style-name="ce3"/>
          <table:table-cell table:style-name="ce2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table:style-name="ce2" table:formula="of:=1-[.I4]" office:value-type="percentage" office:value="0.9" calcext:value-type="percentage">
            <text:p>90.00%</text:p>
          </table:table-cell>
          <table:table-cell/>
        </table:table-row>
        <table:table-row table:style-name="ro1">
          <table:table-cell/>
          <table:table-cell table:style-name="ce1" office:value-type="float" office:value="200106252265" calcext:value-type="float">
            <text:p>200106252265</text:p>
          </table:table-cell>
          <table:table-cell table:style-name="ce1" office:value-type="float" office:value="201104084163" calcext:value-type="float">
            <text:p>201104084163</text:p>
          </table:table-cell>
          <table:table-cell table:formula="of:=[$ReportInput1.D5]" office:value-type="float" office:value="1265542" calcext:value-type="float">
            <text:p>1265542</text:p>
          </table:table-cell>
          <table:table-cell table:style-name="ce1" table:formula="of:=VLOOKUP([.F5];[.$J$2:.$K$7];2;0)*[.D5]" office:value-type="float" office:value="1265542" calcext:value-type="float">
            <text:p>1265542</text:p>
          </table:table-cell>
          <table:table-cell table:formula="of:=IF([.G5]&gt;=9;([$ReportInput1.F5]+1);IF([.G5]&lt;=2;([$ReportInput1.F5]+1);[$ReportInput1.F5]))" office:value-type="float" office:value="0" calcext:value-type="float">
            <text:p>0</text:p>
          </table:table-cell>
          <table:table-cell table:formula="of:=RAND()*10" office:value-type="float" office:value="4.43462336493969" calcext:value-type="float">
            <text:p>4.43462336493969</text:p>
          </table:table-cell>
          <table:table-cell table:style-name="ce3"/>
          <table:table-cell table:style-name="ce2"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table:style-name="ce2" table:formula="of:=1-[.I5]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/>
          <table:table-cell table:style-name="ce1" office:value-type="float" office:value="200303073100" calcext:value-type="float">
            <text:p>200303073100</text:p>
          </table:table-cell>
          <table:table-cell table:style-name="ce1" office:value-type="float" office:value="198504017156" calcext:value-type="float">
            <text:p>198504017156</text:p>
          </table:table-cell>
          <table:table-cell table:formula="of:=[$ReportInput1.D6]" office:value-type="float" office:value="3188313" calcext:value-type="float">
            <text:p>3188313</text:p>
          </table:table-cell>
          <table:table-cell table:style-name="ce1" table:formula="of:=VLOOKUP([.F6];[.$J$2:.$K$7];2;0)*[.D6]" office:value-type="float" office:value="3188313" calcext:value-type="float">
            <text:p>3188313</text:p>
          </table:table-cell>
          <table:table-cell table:formula="of:=IF([.G6]&gt;=9;([$ReportInput1.F6]+1);IF([.G6]&lt;=2;([$ReportInput1.F6]+1);[$ReportInput1.F6]))" office:value-type="float" office:value="0" calcext:value-type="float">
            <text:p>0</text:p>
          </table:table-cell>
          <table:table-cell table:formula="of:=RAND()*10" office:value-type="float" office:value="2.19964292216039" calcext:value-type="float">
            <text:p>2.19964292216039</text:p>
          </table:table-cell>
          <table:table-cell table:style-name="ce3"/>
          <table:table-cell table:style-name="ce2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style-name="ce2" table:formula="of:=1-[.I6]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/>
          <table:table-cell table:style-name="ce1" office:value-type="float" office:value="202106201342" calcext:value-type="float">
            <text:p>202106201342</text:p>
          </table:table-cell>
          <table:table-cell table:style-name="ce1"/>
          <table:table-cell table:formula="of:=[$ReportInput1.D7]" office:value-type="float" office:value="3572032" calcext:value-type="float">
            <text:p>3572032</text:p>
          </table:table-cell>
          <table:table-cell table:style-name="ce1" table:formula="of:=VLOOKUP([.F7];[.$J$2:.$K$7];2;0)*[.D7]" office:value-type="float" office:value="2857625.6" calcext:value-type="float">
            <text:p>2857626</text:p>
          </table:table-cell>
          <table:table-cell table:formula="of:=IF([.G7]&gt;=9;([$ReportInput1.F7]+1);IF([.G7]&lt;=2;([$ReportInput1.F7]+1);[$ReportInput1.F7]))" office:value-type="float" office:value="3" calcext:value-type="float">
            <text:p>3</text:p>
          </table:table-cell>
          <table:table-cell table:formula="of:=RAND()*10" office:value-type="float" office:value="4.2096992771051" calcext:value-type="float">
            <text:p>4.2096992771051</text:p>
          </table:table-cell>
          <table:table-cell table:style-name="ce3"/>
          <table:table-cell table:style-name="ce2"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table:style-name="ce2" table:formula="of:=1-[.I7]" office:value-type="percentage" office:value="0.7" calcext:value-type="percentage">
            <text:p>70.00%</text:p>
          </table:table-cell>
          <table:table-cell/>
        </table:table-row>
        <table:table-row table:style-name="ro1">
          <table:table-cell/>
          <table:table-cell table:style-name="ce1" office:value-type="float" office:value="194009057078" calcext:value-type="float">
            <text:p>194009057078</text:p>
          </table:table-cell>
          <table:table-cell table:style-name="ce1" office:value-type="float" office:value="201409217187" calcext:value-type="float">
            <text:p>201409217187</text:p>
          </table:table-cell>
          <table:table-cell table:formula="of:=[$ReportInput1.D8]" office:value-type="float" office:value="5237833" calcext:value-type="float">
            <text:p>5237833</text:p>
          </table:table-cell>
          <table:table-cell table:style-name="ce1" table:formula="of:=VLOOKUP([.F8];[.$J$2:.$K$7];2;0)*[.D8]" office:value-type="float" office:value="5237833" calcext:value-type="float">
            <text:p>5237833</text:p>
          </table:table-cell>
          <table:table-cell table:formula="of:=IF([.G8]&gt;=9;([$ReportInput1.F8]+1);IF([.G8]&lt;=2;([$ReportInput1.F8]+1);[$ReportInput1.F8]))" office:value-type="float" office:value="0" calcext:value-type="float">
            <text:p>0</text:p>
          </table:table-cell>
          <table:table-cell table:formula="of:=RAND()*10" office:value-type="float" office:value="3.70326917998832" calcext:value-type="float">
            <text:p>3.7032691799883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106290373" calcext:value-type="float">
            <text:p>199106290373</text:p>
          </table:table-cell>
          <table:table-cell table:style-name="ce1"/>
          <table:table-cell table:formula="of:=[$ReportInput1.D9]" office:value-type="float" office:value="8766906" calcext:value-type="float">
            <text:p>8766906</text:p>
          </table:table-cell>
          <table:table-cell table:style-name="ce1" table:formula="of:=VLOOKUP([.F9];[.$J$2:.$K$7];2;0)*[.D9]" office:value-type="float" office:value="8766906" calcext:value-type="float">
            <text:p>8766906</text:p>
          </table:table-cell>
          <table:table-cell table:formula="of:=IF([.G9]&gt;=9;([$ReportInput1.F9]+1);IF([.G9]&lt;=2;([$ReportInput1.F9]+1);[$ReportInput1.F9]))" office:value-type="float" office:value="0" calcext:value-type="float">
            <text:p>0</text:p>
          </table:table-cell>
          <table:table-cell table:formula="of:=RAND()*10" office:value-type="float" office:value="8.37665887310261" calcext:value-type="float">
            <text:p>8.37665887310261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9013489" calcext:value-type="float">
            <text:p>194609013489</text:p>
          </table:table-cell>
          <table:table-cell table:style-name="ce1" office:value-type="float" office:value="199111010436" calcext:value-type="float">
            <text:p>199111010436</text:p>
          </table:table-cell>
          <table:table-cell table:formula="of:=[$ReportInput1.D10]" office:value-type="float" office:value="5581619" calcext:value-type="float">
            <text:p>5581619</text:p>
          </table:table-cell>
          <table:table-cell table:style-name="ce1" table:formula="of:=VLOOKUP([.F10];[.$J$2:.$K$7];2;0)*[.D10]" office:value-type="float" office:value="5302538.05" calcext:value-type="float">
            <text:p>5302538</text:p>
          </table:table-cell>
          <table:table-cell table:formula="of:=IF([.G10]&gt;=9;([$ReportInput1.F10]+1);IF([.G10]&lt;=2;([$ReportInput1.F10]+1);[$ReportInput1.F10]))" office:value-type="float" office:value="1" calcext:value-type="float">
            <text:p>1</text:p>
          </table:table-cell>
          <table:table-cell table:formula="of:=RAND()*10" office:value-type="float" office:value="1.56418327573857" calcext:value-type="float">
            <text:p>1.5641832757385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909081565" calcext:value-type="float">
            <text:p>199909081565</text:p>
          </table:table-cell>
          <table:table-cell table:style-name="ce1" office:value-type="float" office:value="198901224306" calcext:value-type="float">
            <text:p>198901224306</text:p>
          </table:table-cell>
          <table:table-cell table:formula="of:=[$ReportInput1.D11]" office:value-type="float" office:value="8329911" calcext:value-type="float">
            <text:p>8329911</text:p>
          </table:table-cell>
          <table:table-cell table:style-name="ce1" table:formula="of:=VLOOKUP([.F11];[.$J$2:.$K$7];2;0)*[.D11]" office:value-type="float" office:value="7913415.45" calcext:value-type="float">
            <text:p>7913415</text:p>
          </table:table-cell>
          <table:table-cell table:formula="of:=IF([.G11]&gt;=9;([$ReportInput1.F11]+1);IF([.G11]&lt;=2;([$ReportInput1.F11]+1);[$ReportInput1.F11]))" office:value-type="float" office:value="1" calcext:value-type="float">
            <text:p>1</text:p>
          </table:table-cell>
          <table:table-cell table:formula="of:=RAND()*10" office:value-type="float" office:value="0.759652912738792" calcext:value-type="float">
            <text:p>0.75965291273879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7303158773" calcext:value-type="float">
            <text:p>197303158773</text:p>
          </table:table-cell>
          <table:table-cell table:style-name="ce1"/>
          <table:table-cell table:formula="of:=[$ReportInput1.D12]" office:value-type="float" office:value="2776682" calcext:value-type="float">
            <text:p>2776682</text:p>
          </table:table-cell>
          <table:table-cell table:style-name="ce1" table:formula="of:=VLOOKUP([.F12];[.$J$2:.$K$7];2;0)*[.D12]" office:value-type="float" office:value="2082511.5" calcext:value-type="float">
            <text:p>2082512</text:p>
          </table:table-cell>
          <table:table-cell table:formula="of:=IF([.G12]&gt;=9;([$ReportInput1.F12]+1);IF([.G12]&lt;=2;([$ReportInput1.F12]+1);[$ReportInput1.F12]))" office:value-type="float" office:value="4" calcext:value-type="float">
            <text:p>4</text:p>
          </table:table-cell>
          <table:table-cell table:formula="of:=RAND()*10" office:value-type="float" office:value="7.67663921728652" calcext:value-type="float">
            <text:p>7.6766392172865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2904264443" calcext:value-type="float">
            <text:p>192904264443</text:p>
          </table:table-cell>
          <table:table-cell table:style-name="ce1" office:value-type="float" office:value="192808140228" calcext:value-type="float">
            <text:p>192808140228</text:p>
          </table:table-cell>
          <table:table-cell table:formula="of:=[$ReportInput1.D13]" office:value-type="float" office:value="5738433" calcext:value-type="float">
            <text:p>5738433</text:p>
          </table:table-cell>
          <table:table-cell table:style-name="ce1" table:formula="of:=VLOOKUP([.F13];[.$J$2:.$K$7];2;0)*[.D13]" office:value-type="float" office:value="4590746.4" calcext:value-type="float">
            <text:p>4590746</text:p>
          </table:table-cell>
          <table:table-cell table:formula="of:=IF([.G13]&gt;=9;([$ReportInput1.F13]+1);IF([.G13]&lt;=2;([$ReportInput1.F13]+1);[$ReportInput1.F13]))" office:value-type="float" office:value="3" calcext:value-type="float">
            <text:p>3</text:p>
          </table:table-cell>
          <table:table-cell table:formula="of:=RAND()*10" office:value-type="float" office:value="6.79178697980798" calcext:value-type="float">
            <text:p>6.7917869798079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210120318" calcext:value-type="float">
            <text:p>199210120318</text:p>
          </table:table-cell>
          <table:table-cell table:style-name="ce1" office:value-type="float" office:value="196208038346" calcext:value-type="float">
            <text:p>196208038346</text:p>
          </table:table-cell>
          <table:table-cell table:formula="of:=[$ReportInput1.D14]" office:value-type="float" office:value="3520076" calcext:value-type="float">
            <text:p>3520076</text:p>
          </table:table-cell>
          <table:table-cell table:style-name="ce1" table:formula="of:=VLOOKUP([.F14];[.$J$2:.$K$7];2;0)*[.D14]" office:value-type="float" office:value="2464053.2" calcext:value-type="float">
            <text:p>2464053</text:p>
          </table:table-cell>
          <table:table-cell table:formula="of:=IF([.G14]&gt;=9;([$ReportInput1.F14]+1);IF([.G14]&lt;=2;([$ReportInput1.F14]+1);[$ReportInput1.F14]))" office:value-type="float" office:value="5" calcext:value-type="float">
            <text:p>5</text:p>
          </table:table-cell>
          <table:table-cell table:formula="of:=RAND()*10" office:value-type="float" office:value="4.57230729983689" calcext:value-type="float">
            <text:p>4.5723072998368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902132079" calcext:value-type="float">
            <text:p>193902132079</text:p>
          </table:table-cell>
          <table:table-cell table:style-name="ce1"/>
          <table:table-cell table:formula="of:=[$ReportInput1.D15]" office:value-type="float" office:value="1140584" calcext:value-type="float">
            <text:p>1140584</text:p>
          </table:table-cell>
          <table:table-cell table:style-name="ce1" table:formula="of:=VLOOKUP([.F15];[.$J$2:.$K$7];2;0)*[.D15]" office:value-type="float" office:value="1140584" calcext:value-type="float">
            <text:p>1140584</text:p>
          </table:table-cell>
          <table:table-cell table:formula="of:=IF([.G15]&gt;=9;([$ReportInput1.F15]+1);IF([.G15]&lt;=2;([$ReportInput1.F15]+1);[$ReportInput1.F15]))" office:value-type="float" office:value="0" calcext:value-type="float">
            <text:p>0</text:p>
          </table:table-cell>
          <table:table-cell table:formula="of:=RAND()*10" office:value-type="float" office:value="5.07240912712193" calcext:value-type="float">
            <text:p>5.0724091271219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001283375" calcext:value-type="float">
            <text:p>194001283375</text:p>
          </table:table-cell>
          <table:table-cell table:style-name="ce1" office:value-type="float" office:value="202002106181" calcext:value-type="float">
            <text:p>202002106181</text:p>
          </table:table-cell>
          <table:table-cell table:formula="of:=[$ReportInput1.D16]" office:value-type="float" office:value="5303217" calcext:value-type="float">
            <text:p>5303217</text:p>
          </table:table-cell>
          <table:table-cell table:style-name="ce1" table:formula="of:=VLOOKUP([.F16];[.$J$2:.$K$7];2;0)*[.D16]" office:value-type="float" office:value="5303217" calcext:value-type="float">
            <text:p>5303217</text:p>
          </table:table-cell>
          <table:table-cell table:formula="of:=IF([.G16]&gt;=9;([$ReportInput1.F16]+1);IF([.G16]&lt;=2;([$ReportInput1.F16]+1);[$ReportInput1.F16]))" office:value-type="float" office:value="0" calcext:value-type="float">
            <text:p>0</text:p>
          </table:table-cell>
          <table:table-cell table:formula="of:=RAND()*10" office:value-type="float" office:value="3.68484029272334" calcext:value-type="float">
            <text:p>3.6848402927233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603110247" calcext:value-type="float">
            <text:p>195603110247</text:p>
          </table:table-cell>
          <table:table-cell table:style-name="ce1" office:value-type="float" office:value="198101067703" calcext:value-type="float">
            <text:p>198101067703</text:p>
          </table:table-cell>
          <table:table-cell table:formula="of:=[$ReportInput1.D17]" office:value-type="float" office:value="8221246" calcext:value-type="float">
            <text:p>8221246</text:p>
          </table:table-cell>
          <table:table-cell table:style-name="ce1" table:formula="of:=VLOOKUP([.F17];[.$J$2:.$K$7];2;0)*[.D17]" office:value-type="float" office:value="8221246" calcext:value-type="float">
            <text:p>8221246</text:p>
          </table:table-cell>
          <table:table-cell table:formula="of:=IF([.G17]&gt;=9;([$ReportInput1.F17]+1);IF([.G17]&lt;=2;([$ReportInput1.F17]+1);[$ReportInput1.F17]))" office:value-type="float" office:value="0" calcext:value-type="float">
            <text:p>0</text:p>
          </table:table-cell>
          <table:table-cell table:formula="of:=RAND()*10" office:value-type="float" office:value="7.12745525106646" calcext:value-type="float">
            <text:p>7.1274552510664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6806108715" calcext:value-type="float">
            <text:p>196806108715</text:p>
          </table:table-cell>
          <table:table-cell table:style-name="ce1"/>
          <table:table-cell table:formula="of:=[$ReportInput1.D18]" office:value-type="float" office:value="1369650" calcext:value-type="float">
            <text:p>1369650</text:p>
          </table:table-cell>
          <table:table-cell table:style-name="ce1" table:formula="of:=VLOOKUP([.F18];[.$J$2:.$K$7];2;0)*[.D18]" office:value-type="float" office:value="1369650" calcext:value-type="float">
            <text:p>1369650</text:p>
          </table:table-cell>
          <table:table-cell table:formula="of:=IF([.G18]&gt;=9;([$ReportInput1.F18]+1);IF([.G18]&lt;=2;([$ReportInput1.F18]+1);[$ReportInput1.F18]))" office:value-type="float" office:value="0" calcext:value-type="float">
            <text:p>0</text:p>
          </table:table-cell>
          <table:table-cell table:formula="of:=RAND()*10" office:value-type="float" office:value="7.24802615619548" calcext:value-type="float">
            <text:p>7.2480261561954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207040114" calcext:value-type="float">
            <text:p>200207040114</text:p>
          </table:table-cell>
          <table:table-cell table:style-name="ce1" office:value-type="float" office:value="194707148013" calcext:value-type="float">
            <text:p>194707148013</text:p>
          </table:table-cell>
          <table:table-cell table:formula="of:=[$ReportInput1.D19]" office:value-type="float" office:value="9397339" calcext:value-type="float">
            <text:p>9397339</text:p>
          </table:table-cell>
          <table:table-cell table:style-name="ce1" table:formula="of:=VLOOKUP([.F19];[.$J$2:.$K$7];2;0)*[.D19]" office:value-type="float" office:value="8927472.05" calcext:value-type="float">
            <text:p>8927472</text:p>
          </table:table-cell>
          <table:table-cell table:formula="of:=IF([.G19]&gt;=9;([$ReportInput1.F19]+1);IF([.G19]&lt;=2;([$ReportInput1.F19]+1);[$ReportInput1.F19]))" office:value-type="float" office:value="1" calcext:value-type="float">
            <text:p>1</text:p>
          </table:table-cell>
          <table:table-cell table:formula="of:=RAND()*10" office:value-type="float" office:value="6.5618976304873" calcext:value-type="float">
            <text:p>6.561897630487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811095042" calcext:value-type="float">
            <text:p>199811095042</text:p>
          </table:table-cell>
          <table:table-cell table:style-name="ce1" office:value-type="float" office:value="199010093541" calcext:value-type="float">
            <text:p>199010093541</text:p>
          </table:table-cell>
          <table:table-cell table:formula="of:=[$ReportInput1.D20]" office:value-type="float" office:value="5593941" calcext:value-type="float">
            <text:p>5593941</text:p>
          </table:table-cell>
          <table:table-cell table:style-name="ce1" table:formula="of:=VLOOKUP([.F20];[.$J$2:.$K$7];2;0)*[.D20]" office:value-type="float" office:value="3915758.7" calcext:value-type="float">
            <text:p>3915759</text:p>
          </table:table-cell>
          <table:table-cell table:formula="of:=IF([.G20]&gt;=9;([$ReportInput1.F20]+1);IF([.G20]&lt;=2;([$ReportInput1.F20]+1);[$ReportInput1.F20]))" office:value-type="float" office:value="5" calcext:value-type="float">
            <text:p>5</text:p>
          </table:table-cell>
          <table:table-cell table:formula="of:=RAND()*10" office:value-type="float" office:value="6.46716414970617" calcext:value-type="float">
            <text:p>6.4671641497061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001174287" calcext:value-type="float">
            <text:p>193001174287</text:p>
          </table:table-cell>
          <table:table-cell table:style-name="ce1" office:value-type="float" office:value="198401267854" calcext:value-type="float">
            <text:p>198401267854</text:p>
          </table:table-cell>
          <table:table-cell table:formula="of:=[$ReportInput1.D21]" office:value-type="float" office:value="2039475" calcext:value-type="float">
            <text:p>2039475</text:p>
          </table:table-cell>
          <table:table-cell table:style-name="ce1" table:formula="of:=VLOOKUP([.F21];[.$J$2:.$K$7];2;0)*[.D21]" office:value-type="float" office:value="1937501.25" calcext:value-type="float">
            <text:p>1937501</text:p>
          </table:table-cell>
          <table:table-cell table:formula="of:=IF([.G21]&gt;=9;([$ReportInput1.F21]+1);IF([.G21]&lt;=2;([$ReportInput1.F21]+1);[$ReportInput1.F21]))" office:value-type="float" office:value="1" calcext:value-type="float">
            <text:p>1</text:p>
          </table:table-cell>
          <table:table-cell table:formula="of:=RAND()*10" office:value-type="float" office:value="9.92530061359602" calcext:value-type="float">
            <text:p>9.9253006135960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403167837" calcext:value-type="float">
            <text:p>199403167837</text:p>
          </table:table-cell>
          <table:table-cell table:style-name="ce1"/>
          <table:table-cell table:formula="of:=[$ReportInput1.D22]" office:value-type="float" office:value="7270328" calcext:value-type="float">
            <text:p>7270328</text:p>
          </table:table-cell>
          <table:table-cell table:style-name="ce1" table:formula="of:=VLOOKUP([.F22];[.$J$2:.$K$7];2;0)*[.D22]" office:value-type="float" office:value="7270328" calcext:value-type="float">
            <text:p>7270328</text:p>
          </table:table-cell>
          <table:table-cell table:formula="of:=IF([.G22]&gt;=9;([$ReportInput1.F22]+1);IF([.G22]&lt;=2;([$ReportInput1.F22]+1);[$ReportInput1.F22]))" office:value-type="float" office:value="0" calcext:value-type="float">
            <text:p>0</text:p>
          </table:table-cell>
          <table:table-cell table:formula="of:=RAND()*10" office:value-type="float" office:value="5.92052093825021" calcext:value-type="float">
            <text:p>5.92052093825021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405083113" calcext:value-type="float">
            <text:p>195405083113</text:p>
          </table:table-cell>
          <table:table-cell table:style-name="ce1" office:value-type="float" office:value="198810112287" calcext:value-type="float">
            <text:p>198810112287</text:p>
          </table:table-cell>
          <table:table-cell table:formula="of:=[$ReportInput1.D23]" office:value-type="float" office:value="8989007" calcext:value-type="float">
            <text:p>8989007</text:p>
          </table:table-cell>
          <table:table-cell table:style-name="ce1" table:formula="of:=VLOOKUP([.F23];[.$J$2:.$K$7];2;0)*[.D23]" office:value-type="float" office:value="7191205.6" calcext:value-type="float">
            <text:p>7191206</text:p>
          </table:table-cell>
          <table:table-cell table:formula="of:=IF([.G23]&gt;=9;([$ReportInput1.F23]+1);IF([.G23]&lt;=2;([$ReportInput1.F23]+1);[$ReportInput1.F23]))" office:value-type="float" office:value="3" calcext:value-type="float">
            <text:p>3</text:p>
          </table:table-cell>
          <table:table-cell table:formula="of:=RAND()*10" office:value-type="float" office:value="2.95513685694486" calcext:value-type="float">
            <text:p>2.9551368569448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102011610" calcext:value-type="float">
            <text:p>193102011610</text:p>
          </table:table-cell>
          <table:table-cell table:style-name="ce1"/>
          <table:table-cell table:formula="of:=[$ReportInput1.D24]" office:value-type="float" office:value="8811292" calcext:value-type="float">
            <text:p>8811292</text:p>
          </table:table-cell>
          <table:table-cell table:style-name="ce1" table:formula="of:=VLOOKUP([.F24];[.$J$2:.$K$7];2;0)*[.D24]" office:value-type="float" office:value="8370727.4" calcext:value-type="float">
            <text:p>8370727</text:p>
          </table:table-cell>
          <table:table-cell table:formula="of:=IF([.G24]&gt;=9;([$ReportInput1.F24]+1);IF([.G24]&lt;=2;([$ReportInput1.F24]+1);[$ReportInput1.F24]))" office:value-type="float" office:value="1" calcext:value-type="float">
            <text:p>1</text:p>
          </table:table-cell>
          <table:table-cell table:formula="of:=RAND()*10" office:value-type="float" office:value="9.39782956972816" calcext:value-type="float">
            <text:p>9.3978295697281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11128124" calcext:value-type="float">
            <text:p>200711128124</text:p>
          </table:table-cell>
          <table:table-cell table:style-name="ce1" office:value-type="float" office:value="201308026820" calcext:value-type="float">
            <text:p>201308026820</text:p>
          </table:table-cell>
          <table:table-cell table:formula="of:=[$ReportInput1.D25]" office:value-type="float" office:value="441844" calcext:value-type="float">
            <text:p>441844</text:p>
          </table:table-cell>
          <table:table-cell table:style-name="ce1" table:formula="of:=VLOOKUP([.F25];[.$J$2:.$K$7];2;0)*[.D25]" office:value-type="float" office:value="419751.8" calcext:value-type="float">
            <text:p>419752</text:p>
          </table:table-cell>
          <table:table-cell table:formula="of:=IF([.G25]&gt;=9;([$ReportInput1.F25]+1);IF([.G25]&lt;=2;([$ReportInput1.F25]+1);[$ReportInput1.F25]))" office:value-type="float" office:value="1" calcext:value-type="float">
            <text:p>1</text:p>
          </table:table-cell>
          <table:table-cell table:formula="of:=RAND()*10" office:value-type="float" office:value="0.356016328850335" calcext:value-type="float">
            <text:p>0.35601632885033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2401141508" calcext:value-type="float">
            <text:p>192401141508</text:p>
          </table:table-cell>
          <table:table-cell table:style-name="ce1" office:value-type="float" office:value="199104117362" calcext:value-type="float">
            <text:p>199104117362</text:p>
          </table:table-cell>
          <table:table-cell table:formula="of:=[$ReportInput1.D26]" office:value-type="float" office:value="896620" calcext:value-type="float">
            <text:p>896620</text:p>
          </table:table-cell>
          <table:table-cell table:style-name="ce1" table:formula="of:=VLOOKUP([.F26];[.$J$2:.$K$7];2;0)*[.D26]" office:value-type="float" office:value="627634" calcext:value-type="float">
            <text:p>627634</text:p>
          </table:table-cell>
          <table:table-cell table:formula="of:=IF([.G26]&gt;=9;([$ReportInput1.F26]+1);IF([.G26]&lt;=2;([$ReportInput1.F26]+1);[$ReportInput1.F26]))" office:value-type="float" office:value="5" calcext:value-type="float">
            <text:p>5</text:p>
          </table:table-cell>
          <table:table-cell table:formula="of:=RAND()*10" office:value-type="float" office:value="6.43270390922843" calcext:value-type="float">
            <text:p>6.4327039092284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202163721" calcext:value-type="float">
            <text:p>200202163721</text:p>
          </table:table-cell>
          <table:table-cell table:style-name="ce1"/>
          <table:table-cell table:formula="of:=[$ReportInput1.D27]" office:value-type="float" office:value="7845745" calcext:value-type="float">
            <text:p>7845745</text:p>
          </table:table-cell>
          <table:table-cell table:style-name="ce1" table:formula="of:=VLOOKUP([.F27];[.$J$2:.$K$7];2;0)*[.D27]" office:value-type="float" office:value="7453457.75" calcext:value-type="float">
            <text:p>7453458</text:p>
          </table:table-cell>
          <table:table-cell table:formula="of:=IF([.G27]&gt;=9;([$ReportInput1.F27]+1);IF([.G27]&lt;=2;([$ReportInput1.F27]+1);[$ReportInput1.F27]))" office:value-type="float" office:value="1" calcext:value-type="float">
            <text:p>1</text:p>
          </table:table-cell>
          <table:table-cell table:formula="of:=RAND()*10" office:value-type="float" office:value="9.40059727136575" calcext:value-type="float">
            <text:p>9.4005972713657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509094557" calcext:value-type="float">
            <text:p>193509094557</text:p>
          </table:table-cell>
          <table:table-cell table:style-name="ce1" office:value-type="float" office:value="200809177306" calcext:value-type="float">
            <text:p>200809177306</text:p>
          </table:table-cell>
          <table:table-cell table:formula="of:=[$ReportInput1.D28]" office:value-type="float" office:value="2825247" calcext:value-type="float">
            <text:p>2825247</text:p>
          </table:table-cell>
          <table:table-cell table:style-name="ce1" table:formula="of:=VLOOKUP([.F28];[.$J$2:.$K$7];2;0)*[.D28]" office:value-type="float" office:value="2683984.65" calcext:value-type="float">
            <text:p>2683985</text:p>
          </table:table-cell>
          <table:table-cell table:formula="of:=IF([.G28]&gt;=9;([$ReportInput1.F28]+1);IF([.G28]&lt;=2;([$ReportInput1.F28]+1);[$ReportInput1.F28]))" office:value-type="float" office:value="1" calcext:value-type="float">
            <text:p>1</text:p>
          </table:table-cell>
          <table:table-cell table:formula="of:=RAND()*10" office:value-type="float" office:value="9.50411846142398" calcext:value-type="float">
            <text:p>9.5041184614239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2180582" calcext:value-type="float">
            <text:p>194602180582</text:p>
          </table:table-cell>
          <table:table-cell table:style-name="ce1" office:value-type="float" office:value="201011223334" calcext:value-type="float">
            <text:p>201011223334</text:p>
          </table:table-cell>
          <table:table-cell table:formula="of:=[$ReportInput1.D29]" office:value-type="float" office:value="2620717" calcext:value-type="float">
            <text:p>2620717</text:p>
          </table:table-cell>
          <table:table-cell table:style-name="ce1" table:formula="of:=VLOOKUP([.F29];[.$J$2:.$K$7];2;0)*[.D29]" office:value-type="float" office:value="2620717" calcext:value-type="float">
            <text:p>2620717</text:p>
          </table:table-cell>
          <table:table-cell table:formula="of:=IF([.G29]&gt;=9;([$ReportInput1.F29]+1);IF([.G29]&lt;=2;([$ReportInput1.F29]+1);[$ReportInput1.F29]))" office:value-type="float" office:value="0" calcext:value-type="float">
            <text:p>0</text:p>
          </table:table-cell>
          <table:table-cell table:formula="of:=RAND()*10" office:value-type="float" office:value="5.30561258768152" calcext:value-type="float">
            <text:p>5.3056125876815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202267034" calcext:value-type="float">
            <text:p>195202267034</text:p>
          </table:table-cell>
          <table:table-cell table:style-name="ce1"/>
          <table:table-cell table:formula="of:=[$ReportInput1.D30]" office:value-type="float" office:value="7860575" calcext:value-type="float">
            <text:p>7860575</text:p>
          </table:table-cell>
          <table:table-cell table:style-name="ce1" table:formula="of:=VLOOKUP([.F30];[.$J$2:.$K$7];2;0)*[.D30]" office:value-type="float" office:value="5895431.25" calcext:value-type="float">
            <text:p>5895431</text:p>
          </table:table-cell>
          <table:table-cell table:formula="of:=IF([.G30]&gt;=9;([$ReportInput1.F30]+1);IF([.G30]&lt;=2;([$ReportInput1.F30]+1);[$ReportInput1.F30]))" office:value-type="float" office:value="4" calcext:value-type="float">
            <text:p>4</text:p>
          </table:table-cell>
          <table:table-cell table:formula="of:=RAND()*10" office:value-type="float" office:value="2.38105819869332" calcext:value-type="float">
            <text:p>2.3810581986933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807180640" calcext:value-type="float">
            <text:p>195807180640</text:p>
          </table:table-cell>
          <table:table-cell table:style-name="ce1" office:value-type="float" office:value="201105276727" calcext:value-type="float">
            <text:p>201105276727</text:p>
          </table:table-cell>
          <table:table-cell table:formula="of:=[$ReportInput1.D31]" office:value-type="float" office:value="678632" calcext:value-type="float">
            <text:p>678632</text:p>
          </table:table-cell>
          <table:table-cell table:style-name="ce1" table:formula="of:=VLOOKUP([.F31];[.$J$2:.$K$7];2;0)*[.D31]" office:value-type="float" office:value="678632" calcext:value-type="float">
            <text:p>678632</text:p>
          </table:table-cell>
          <table:table-cell table:formula="of:=IF([.G31]&gt;=9;([$ReportInput1.F31]+1);IF([.G31]&lt;=2;([$ReportInput1.F31]+1);[$ReportInput1.F31]))" office:value-type="float" office:value="0" calcext:value-type="float">
            <text:p>0</text:p>
          </table:table-cell>
          <table:table-cell table:formula="of:=RAND()*10" office:value-type="float" office:value="7.74234768440157" calcext:value-type="float">
            <text:p>7.7423476844015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807233383" calcext:value-type="float">
            <text:p>199807233383</text:p>
          </table:table-cell>
          <table:table-cell table:style-name="ce1" office:value-type="float" office:value="194910125386" calcext:value-type="float">
            <text:p>194910125386</text:p>
          </table:table-cell>
          <table:table-cell table:formula="of:=[$ReportInput1.D32]" office:value-type="float" office:value="7064478" calcext:value-type="float">
            <text:p>7064478</text:p>
          </table:table-cell>
          <table:table-cell table:style-name="ce1" table:formula="of:=VLOOKUP([.F32];[.$J$2:.$K$7];2;0)*[.D32]" office:value-type="float" office:value="6711254.1" calcext:value-type="float">
            <text:p>6711254</text:p>
          </table:table-cell>
          <table:table-cell table:formula="of:=IF([.G32]&gt;=9;([$ReportInput1.F32]+1);IF([.G32]&lt;=2;([$ReportInput1.F32]+1);[$ReportInput1.F32]))" office:value-type="float" office:value="1" calcext:value-type="float">
            <text:p>1</text:p>
          </table:table-cell>
          <table:table-cell table:formula="of:=RAND()*10" office:value-type="float" office:value="1.28246030363775" calcext:value-type="float">
            <text:p>1.2824603036377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707150804" calcext:value-type="float">
            <text:p>198707150804</text:p>
          </table:table-cell>
          <table:table-cell table:style-name="ce1" office:value-type="float" office:value="198207020309" calcext:value-type="float">
            <text:p>198207020309</text:p>
          </table:table-cell>
          <table:table-cell table:formula="of:=[$ReportInput1.D33]" office:value-type="float" office:value="5070376" calcext:value-type="float">
            <text:p>5070376</text:p>
          </table:table-cell>
          <table:table-cell table:style-name="ce1" table:formula="of:=VLOOKUP([.F33];[.$J$2:.$K$7];2;0)*[.D33]" office:value-type="float" office:value="4816857.2" calcext:value-type="float">
            <text:p>4816857</text:p>
          </table:table-cell>
          <table:table-cell table:formula="of:=IF([.G33]&gt;=9;([$ReportInput1.F33]+1);IF([.G33]&lt;=2;([$ReportInput1.F33]+1);[$ReportInput1.F33]))" office:value-type="float" office:value="1" calcext:value-type="float">
            <text:p>1</text:p>
          </table:table-cell>
          <table:table-cell table:formula="of:=RAND()*10" office:value-type="float" office:value="6.82646044133217" calcext:value-type="float">
            <text:p>6.8264604413321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2008041457" calcext:value-type="float">
            <text:p>202008041457</text:p>
          </table:table-cell>
          <table:table-cell table:style-name="ce1"/>
          <table:table-cell table:formula="of:=[$ReportInput1.D34]" office:value-type="float" office:value="9401909" calcext:value-type="float">
            <text:p>9401909</text:p>
          </table:table-cell>
          <table:table-cell table:style-name="ce1" table:formula="of:=VLOOKUP([.F34];[.$J$2:.$K$7];2;0)*[.D34]" office:value-type="float" office:value="9401909" calcext:value-type="float">
            <text:p>9401909</text:p>
          </table:table-cell>
          <table:table-cell table:formula="of:=IF([.G34]&gt;=9;([$ReportInput1.F34]+1);IF([.G34]&lt;=2;([$ReportInput1.F34]+1);[$ReportInput1.F34]))" office:value-type="float" office:value="0" calcext:value-type="float">
            <text:p>0</text:p>
          </table:table-cell>
          <table:table-cell table:formula="of:=RAND()*10" office:value-type="float" office:value="7.45061128501501" calcext:value-type="float">
            <text:p>7.45061128501501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6204198029" calcext:value-type="float">
            <text:p>196204198029</text:p>
          </table:table-cell>
          <table:table-cell table:style-name="ce1" office:value-type="float" office:value="196707093768" calcext:value-type="float">
            <text:p>196707093768</text:p>
          </table:table-cell>
          <table:table-cell table:formula="of:=[$ReportInput1.D35]" office:value-type="float" office:value="4169182" calcext:value-type="float">
            <text:p>4169182</text:p>
          </table:table-cell>
          <table:table-cell table:style-name="ce1" table:formula="of:=VLOOKUP([.F35];[.$J$2:.$K$7];2;0)*[.D35]" office:value-type="float" office:value="3335345.6" calcext:value-type="float">
            <text:p>3335346</text:p>
          </table:table-cell>
          <table:table-cell table:formula="of:=IF([.G35]&gt;=9;([$ReportInput1.F35]+1);IF([.G35]&lt;=2;([$ReportInput1.F35]+1);[$ReportInput1.F35]))" office:value-type="float" office:value="3" calcext:value-type="float">
            <text:p>3</text:p>
          </table:table-cell>
          <table:table-cell table:formula="of:=RAND()*10" office:value-type="float" office:value="9.70934434281317" calcext:value-type="float">
            <text:p>9.7093443428131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4264780" calcext:value-type="float">
            <text:p>194604264780</text:p>
          </table:table-cell>
          <table:table-cell table:style-name="ce1"/>
          <table:table-cell table:formula="of:=[$ReportInput1.D36]" office:value-type="float" office:value="3675247" calcext:value-type="float">
            <text:p>3675247</text:p>
          </table:table-cell>
          <table:table-cell table:style-name="ce1" table:formula="of:=VLOOKUP([.F36];[.$J$2:.$K$7];2;0)*[.D36]" office:value-type="float" office:value="3675247" calcext:value-type="float">
            <text:p>3675247</text:p>
          </table:table-cell>
          <table:table-cell table:formula="of:=IF([.G36]&gt;=9;([$ReportInput1.F36]+1);IF([.G36]&lt;=2;([$ReportInput1.F36]+1);[$ReportInput1.F36]))" office:value-type="float" office:value="0" calcext:value-type="float">
            <text:p>0</text:p>
          </table:table-cell>
          <table:table-cell table:formula="of:=RAND()*10" office:value-type="float" office:value="7.53891187482297" calcext:value-type="float">
            <text:p>7.5389118748229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7208196415" calcext:value-type="float">
            <text:p>197208196415</text:p>
          </table:table-cell>
          <table:table-cell table:style-name="ce1"/>
          <table:table-cell table:formula="of:=[$ReportInput1.D37]" office:value-type="float" office:value="1158916" calcext:value-type="float">
            <text:p>1158916</text:p>
          </table:table-cell>
          <table:table-cell table:style-name="ce1" table:formula="of:=VLOOKUP([.F37];[.$J$2:.$K$7];2;0)*[.D37]" office:value-type="float" office:value="1158916" calcext:value-type="float">
            <text:p>1158916</text:p>
          </table:table-cell>
          <table:table-cell table:formula="of:=IF([.G37]&gt;=9;([$ReportInput1.F37]+1);IF([.G37]&lt;=2;([$ReportInput1.F37]+1);[$ReportInput1.F37]))" office:value-type="float" office:value="0" calcext:value-type="float">
            <text:p>0</text:p>
          </table:table-cell>
          <table:table-cell table:formula="of:=RAND()*10" office:value-type="float" office:value="7.06690489537186" calcext:value-type="float">
            <text:p>7.0669048953718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111281228" calcext:value-type="float">
            <text:p>194111281228</text:p>
          </table:table-cell>
          <table:table-cell table:style-name="ce1" office:value-type="float" office:value="200401146527" calcext:value-type="float">
            <text:p>200401146527</text:p>
          </table:table-cell>
          <table:table-cell table:formula="of:=[$ReportInput1.D38]" office:value-type="float" office:value="3531490" calcext:value-type="float">
            <text:p>3531490</text:p>
          </table:table-cell>
          <table:table-cell table:style-name="ce1" table:formula="of:=VLOOKUP([.F38];[.$J$2:.$K$7];2;0)*[.D38]" office:value-type="float" office:value="3531490" calcext:value-type="float">
            <text:p>3531490</text:p>
          </table:table-cell>
          <table:table-cell table:formula="of:=IF([.G38]&gt;=9;([$ReportInput1.F38]+1);IF([.G38]&lt;=2;([$ReportInput1.F38]+1);[$ReportInput1.F38]))" office:value-type="float" office:value="0" calcext:value-type="float">
            <text:p>0</text:p>
          </table:table-cell>
          <table:table-cell table:formula="of:=RAND()*10" office:value-type="float" office:value="2.2220124551412" calcext:value-type="float">
            <text:p>2.222012455141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605164055" calcext:value-type="float">
            <text:p>198605164055</text:p>
          </table:table-cell>
          <table:table-cell table:style-name="ce1"/>
          <table:table-cell table:formula="of:=[$ReportInput1.D39]" office:value-type="float" office:value="2590737" calcext:value-type="float">
            <text:p>2590737</text:p>
          </table:table-cell>
          <table:table-cell table:style-name="ce1" table:formula="of:=VLOOKUP([.F39];[.$J$2:.$K$7];2;0)*[.D39]" office:value-type="float" office:value="2461200.15" calcext:value-type="float">
            <text:p>2461200</text:p>
          </table:table-cell>
          <table:table-cell table:formula="of:=IF([.G39]&gt;=9;([$ReportInput1.F39]+1);IF([.G39]&lt;=2;([$ReportInput1.F39]+1);[$ReportInput1.F39]))" office:value-type="float" office:value="1" calcext:value-type="float">
            <text:p>1</text:p>
          </table:table-cell>
          <table:table-cell table:formula="of:=RAND()*10" office:value-type="float" office:value="1.35459965344987" calcext:value-type="float">
            <text:p>1.3545996534498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307077861" calcext:value-type="float">
            <text:p>193307077861</text:p>
          </table:table-cell>
          <table:table-cell table:style-name="ce1" office:value-type="float" office:value="196607261630" calcext:value-type="float">
            <text:p>196607261630</text:p>
          </table:table-cell>
          <table:table-cell table:formula="of:=[$ReportInput1.D40]" office:value-type="float" office:value="1657298" calcext:value-type="float">
            <text:p>1657298</text:p>
          </table:table-cell>
          <table:table-cell table:style-name="ce1" table:formula="of:=VLOOKUP([.F40];[.$J$2:.$K$7];2;0)*[.D40]" office:value-type="float" office:value="1657298" calcext:value-type="float">
            <text:p>1657298</text:p>
          </table:table-cell>
          <table:table-cell table:formula="of:=IF([.G40]&gt;=9;([$ReportInput1.F40]+1);IF([.G40]&lt;=2;([$ReportInput1.F40]+1);[$ReportInput1.F40]))" office:value-type="float" office:value="0" calcext:value-type="float">
            <text:p>0</text:p>
          </table:table-cell>
          <table:table-cell table:formula="of:=RAND()*10" office:value-type="float" office:value="8.08242508703965" calcext:value-type="float">
            <text:p>8.0824250870396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03083212" calcext:value-type="float">
            <text:p>200703083212</text:p>
          </table:table-cell>
          <table:table-cell table:style-name="ce1"/>
          <table:table-cell table:formula="of:=[$ReportInput1.D41]" office:value-type="float" office:value="6604725" calcext:value-type="float">
            <text:p>6604725</text:p>
          </table:table-cell>
          <table:table-cell table:style-name="ce1" table:formula="of:=VLOOKUP([.F41];[.$J$2:.$K$7];2;0)*[.D41]" office:value-type="float" office:value="6604725" calcext:value-type="float">
            <text:p>6604725</text:p>
          </table:table-cell>
          <table:table-cell table:formula="of:=IF([.G41]&gt;=9;([$ReportInput1.F41]+1);IF([.G41]&lt;=2;([$ReportInput1.F41]+1);[$ReportInput1.F41]))" office:value-type="float" office:value="0" calcext:value-type="float">
            <text:p>0</text:p>
          </table:table-cell>
          <table:table-cell table:formula="of:=RAND()*10" office:value-type="float" office:value="4.94927706338905" calcext:value-type="float">
            <text:p>4.9492770633890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911103571" calcext:value-type="float">
            <text:p>199911103571</text:p>
          </table:table-cell>
          <table:table-cell table:style-name="ce1" office:value-type="float" office:value="193302240738" calcext:value-type="float">
            <text:p>193302240738</text:p>
          </table:table-cell>
          <table:table-cell table:formula="of:=[$ReportInput1.D42]" office:value-type="float" office:value="5661375" calcext:value-type="float">
            <text:p>5661375</text:p>
          </table:table-cell>
          <table:table-cell table:style-name="ce1" table:formula="of:=VLOOKUP([.F42];[.$J$2:.$K$7];2;0)*[.D42]" office:value-type="float" office:value="4246031.25" calcext:value-type="float">
            <text:p>4246031</text:p>
          </table:table-cell>
          <table:table-cell table:formula="of:=IF([.G42]&gt;=9;([$ReportInput1.F42]+1);IF([.G42]&lt;=2;([$ReportInput1.F42]+1);[$ReportInput1.F42]))" office:value-type="float" office:value="4" calcext:value-type="float">
            <text:p>4</text:p>
          </table:table-cell>
          <table:table-cell table:formula="of:=RAND()*10" office:value-type="float" office:value="9.00077767608739" calcext:value-type="float">
            <text:p>9.0007776760873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504063553" calcext:value-type="float">
            <text:p>200504063553</text:p>
          </table:table-cell>
          <table:table-cell table:style-name="ce1" office:value-type="float" office:value="192806156002" calcext:value-type="float">
            <text:p>192806156002</text:p>
          </table:table-cell>
          <table:table-cell table:formula="of:=[$ReportInput1.D43]" office:value-type="float" office:value="5727515" calcext:value-type="float">
            <text:p>5727515</text:p>
          </table:table-cell>
          <table:table-cell table:style-name="ce1" table:formula="of:=VLOOKUP([.F43];[.$J$2:.$K$7];2;0)*[.D43]" office:value-type="float" office:value="5727515" calcext:value-type="float">
            <text:p>5727515</text:p>
          </table:table-cell>
          <table:table-cell table:formula="of:=IF([.G43]&gt;=9;([$ReportInput1.F43]+1);IF([.G43]&lt;=2;([$ReportInput1.F43]+1);[$ReportInput1.F43]))" office:value-type="float" office:value="0" calcext:value-type="float">
            <text:p>0</text:p>
          </table:table-cell>
          <table:table-cell table:formula="of:=RAND()*10" office:value-type="float" office:value="4.88193245107067" calcext:value-type="float">
            <text:p>4.8819324510706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608013169" calcext:value-type="float">
            <text:p>193608013169</text:p>
          </table:table-cell>
          <table:table-cell table:style-name="ce1" office:value-type="float" office:value="193307294763" calcext:value-type="float">
            <text:p>193307294763</text:p>
          </table:table-cell>
          <table:table-cell table:formula="of:=[$ReportInput1.D44]" office:value-type="float" office:value="1579372" calcext:value-type="float">
            <text:p>1579372</text:p>
          </table:table-cell>
          <table:table-cell table:style-name="ce1" table:formula="of:=VLOOKUP([.F44];[.$J$2:.$K$7];2;0)*[.D44]" office:value-type="float" office:value="1184529" calcext:value-type="float">
            <text:p>1184529</text:p>
          </table:table-cell>
          <table:table-cell table:formula="of:=IF([.G44]&gt;=9;([$ReportInput1.F44]+1);IF([.G44]&lt;=2;([$ReportInput1.F44]+1);[$ReportInput1.F44]))" office:value-type="float" office:value="4" calcext:value-type="float">
            <text:p>4</text:p>
          </table:table-cell>
          <table:table-cell table:formula="of:=RAND()*10" office:value-type="float" office:value="3.31044594229388" calcext:value-type="float">
            <text:p>3.3104459422938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411112443" calcext:value-type="float">
            <text:p>195411112443</text:p>
          </table:table-cell>
          <table:table-cell table:style-name="ce1" office:value-type="float" office:value="194406235079" calcext:value-type="float">
            <text:p>194406235079</text:p>
          </table:table-cell>
          <table:table-cell table:formula="of:=[$ReportInput1.D45]" office:value-type="float" office:value="7538471" calcext:value-type="float">
            <text:p>7538471</text:p>
          </table:table-cell>
          <table:table-cell table:style-name="ce1" table:formula="of:=VLOOKUP([.F45];[.$J$2:.$K$7];2;0)*[.D45]" office:value-type="float" office:value="7538471" calcext:value-type="float">
            <text:p>7538471</text:p>
          </table:table-cell>
          <table:table-cell table:formula="of:=IF([.G45]&gt;=9;([$ReportInput1.F45]+1);IF([.G45]&lt;=2;([$ReportInput1.F45]+1);[$ReportInput1.F45]))" office:value-type="float" office:value="0" calcext:value-type="float">
            <text:p>0</text:p>
          </table:table-cell>
          <table:table-cell table:formula="of:=RAND()*10" office:value-type="float" office:value="3.04402468998301" calcext:value-type="float">
            <text:p>3.04402468998301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606098134" calcext:value-type="float">
            <text:p>195606098134</text:p>
          </table:table-cell>
          <table:table-cell table:style-name="ce1" office:value-type="float" office:value="198907054533" calcext:value-type="float">
            <text:p>198907054533</text:p>
          </table:table-cell>
          <table:table-cell table:formula="of:=[$ReportInput1.D46]" office:value-type="float" office:value="8857376" calcext:value-type="float">
            <text:p>8857376</text:p>
          </table:table-cell>
          <table:table-cell table:style-name="ce1" table:formula="of:=VLOOKUP([.F46];[.$J$2:.$K$7];2;0)*[.D46]" office:value-type="float" office:value="7085900.8" calcext:value-type="float">
            <text:p>7085901</text:p>
          </table:table-cell>
          <table:table-cell table:formula="of:=IF([.G46]&gt;=9;([$ReportInput1.F46]+1);IF([.G46]&lt;=2;([$ReportInput1.F46]+1);[$ReportInput1.F46]))" office:value-type="float" office:value="3" calcext:value-type="float">
            <text:p>3</text:p>
          </table:table-cell>
          <table:table-cell table:formula="of:=RAND()*10" office:value-type="float" office:value="4.53820255738757" calcext:value-type="float">
            <text:p>4.5382025573875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502231635" calcext:value-type="float">
            <text:p>198502231635</text:p>
          </table:table-cell>
          <table:table-cell table:style-name="ce1"/>
          <table:table-cell table:formula="of:=[$ReportInput1.D47]" office:value-type="float" office:value="8312099" calcext:value-type="float">
            <text:p>8312099</text:p>
          </table:table-cell>
          <table:table-cell table:style-name="ce1" table:formula="of:=VLOOKUP([.F47];[.$J$2:.$K$7];2;0)*[.D47]" office:value-type="float" office:value="8312099" calcext:value-type="float">
            <text:p>8312099</text:p>
          </table:table-cell>
          <table:table-cell table:formula="of:=IF([.G47]&gt;=9;([$ReportInput1.F47]+1);IF([.G47]&lt;=2;([$ReportInput1.F47]+1);[$ReportInput1.F47]))" office:value-type="float" office:value="0" calcext:value-type="float">
            <text:p>0</text:p>
          </table:table-cell>
          <table:table-cell table:formula="of:=RAND()*10" office:value-type="float" office:value="6.90509512562836" calcext:value-type="float">
            <text:p>6.9050951256283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706246760" calcext:value-type="float">
            <text:p>193706246760</text:p>
          </table:table-cell>
          <table:table-cell table:style-name="ce1" office:value-type="float" office:value="194602226625" calcext:value-type="float">
            <text:p>194602226625</text:p>
          </table:table-cell>
          <table:table-cell table:formula="of:=[$ReportInput1.D48]" office:value-type="float" office:value="7498737" calcext:value-type="float">
            <text:p>7498737</text:p>
          </table:table-cell>
          <table:table-cell table:style-name="ce1" table:formula="of:=VLOOKUP([.F48];[.$J$2:.$K$7];2;0)*[.D48]" office:value-type="float" office:value="7498737" calcext:value-type="float">
            <text:p>7498737</text:p>
          </table:table-cell>
          <table:table-cell table:formula="of:=IF([.G48]&gt;=9;([$ReportInput1.F48]+1);IF([.G48]&lt;=2;([$ReportInput1.F48]+1);[$ReportInput1.F48]))" office:value-type="float" office:value="0" calcext:value-type="float">
            <text:p>0</text:p>
          </table:table-cell>
          <table:table-cell table:formula="of:=RAND()*10" office:value-type="float" office:value="3.15412964829306" calcext:value-type="float">
            <text:p>3.1541296482930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06021177" calcext:value-type="float">
            <text:p>200706021177</text:p>
          </table:table-cell>
          <table:table-cell table:style-name="ce1" office:value-type="float" office:value="195501280589" calcext:value-type="float">
            <text:p>195501280589</text:p>
          </table:table-cell>
          <table:table-cell table:formula="of:=[$ReportInput1.D49]" office:value-type="float" office:value="9663367" calcext:value-type="float">
            <text:p>9663367</text:p>
          </table:table-cell>
          <table:table-cell table:style-name="ce1" table:formula="of:=VLOOKUP([.F49];[.$J$2:.$K$7];2;0)*[.D49]" office:value-type="float" office:value="9663367" calcext:value-type="float">
            <text:p>9663367</text:p>
          </table:table-cell>
          <table:table-cell table:formula="of:=IF([.G49]&gt;=9;([$ReportInput1.F49]+1);IF([.G49]&lt;=2;([$ReportInput1.F49]+1);[$ReportInput1.F49]))" office:value-type="float" office:value="0" calcext:value-type="float">
            <text:p>0</text:p>
          </table:table-cell>
          <table:table-cell table:formula="of:=RAND()*10" office:value-type="float" office:value="7.48805675653881" calcext:value-type="float">
            <text:p>7.48805675653881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401123478" calcext:value-type="float">
            <text:p>194401123478</text:p>
          </table:table-cell>
          <table:table-cell/>
          <table:table-cell table:formula="of:=[$ReportInput1.D50]" office:value-type="float" office:value="3286481" calcext:value-type="float">
            <text:p>3286481</text:p>
          </table:table-cell>
          <table:table-cell table:style-name="ce1" table:formula="of:=VLOOKUP([.F50];[.$J$2:.$K$7];2;0)*[.D50]" office:value-type="float" office:value="2300536.7" calcext:value-type="float">
            <text:p>2300537</text:p>
          </table:table-cell>
          <table:table-cell table:formula="of:=IF([.G50]&gt;=9;([$ReportInput1.F50]+1);IF([.G50]&lt;=2;([$ReportInput1.F50]+1);[$ReportInput1.F50]))" office:value-type="float" office:value="5" calcext:value-type="float">
            <text:p>5</text:p>
          </table:table-cell>
          <table:table-cell table:formula="of:=RAND()*10" office:value-type="float" office:value="9.63609059245356" calcext:value-type="float">
            <text:p>9.6360905924535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107064042" calcext:value-type="float">
            <text:p>194107064042</text:p>
          </table:table-cell>
          <table:table-cell/>
          <table:table-cell table:formula="of:=[$ReportInput1.D51]" office:value-type="float" office:value="1766661" calcext:value-type="float">
            <text:p>1766661</text:p>
          </table:table-cell>
          <table:table-cell table:style-name="ce1" table:formula="of:=VLOOKUP([.F51];[.$J$2:.$K$7];2;0)*[.D51]" office:value-type="float" office:value="1766661" calcext:value-type="float">
            <text:p>1766661</text:p>
          </table:table-cell>
          <table:table-cell table:formula="of:=IF([.G51]&gt;=9;([$ReportInput1.F51]+1);IF([.G51]&lt;=2;([$ReportInput1.F51]+1);[$ReportInput1.F51]))" office:value-type="float" office:value="0" calcext:value-type="float">
            <text:p>0</text:p>
          </table:table-cell>
          <table:table-cell table:formula="of:=RAND()*10" office:value-type="float" office:value="4.79845701153253" calcext:value-type="float">
            <text:p>4.7984570115325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 table:number-rows-repeated="47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office:value-type="float" office:value="196806026446" calcext:value-type="float">
            <text:p>196806026446</text:p>
          </table:table-cell>
          <table:table-cell table:number-columns-repeated="3"/>
        </table:table-row>
        <table:table-row table:style-name="ro1" table:number-rows-repeated="104847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ReportInpu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8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LoanNumber</text:p>
          </table:table-cell>
          <table:table-cell office:value-type="string" calcext:value-type="string">
            <text:p>Applicant</text:p>
          </table:table-cell>
          <table:table-cell office:value-type="string" calcext:value-type="string">
            <text:p>CoApplicant</text:p>
          </table:table-cell>
          <table:table-cell office:value-type="string" calcext:value-type="string">
            <text:p>NominalOutstandingAmount</text:p>
          </table:table-cell>
          <table:table-cell office:value-type="string" calcext:value-type="string">
            <text:p>CurrentValuation</text:p>
          </table:table-cell>
          <table:table-cell office:value-type="string" calcext:value-type="string">
            <text:p>RiskClass</text:p>
          </table:table-cell>
          <table:table-cell/>
          <table:table-cell table:style-name="ce2" table:number-columns-repeated="5"/>
        </table:table-row>
        <table:table-row table:style-name="ro1">
          <table:table-cell office:value-type="float" office:value="1325423" calcext:value-type="float">
            <text:p>1325423</text:p>
          </table:table-cell>
          <table:table-cell table:style-name="ce1" office:value-type="float" office:value="199211070702" calcext:value-type="float">
            <text:p>199211070702</text:p>
          </table:table-cell>
          <table:table-cell table:style-name="ce1"/>
          <table:table-cell table:formula="of:=[$ReportInput1.D2]" office:value-type="float" office:value="8325870" calcext:value-type="float">
            <text:p>8325870</text:p>
          </table:table-cell>
          <table:table-cell table:style-name="ce1" table:formula="of:=VLOOKUP([.F2];[.$J$2:.$K$7];2;0)*[.D2]" office:value-type="float" office:value="6660696" calcext:value-type="float">
            <text:p>6660696</text:p>
          </table:table-cell>
          <table:table-cell table:formula="of:=IF([.G2]&gt;=9;([$ReportInput1.F2]+1);IF([.G2]&lt;=2;([$ReportInput1.F2]+1);[$ReportInput1.F2]))" office:value-type="float" office:value="3" calcext:value-type="float">
            <text:p>3</text:p>
          </table:table-cell>
          <table:table-cell table:formula="of:=RAND()*10" office:value-type="float" office:value="3.7392746461568" calcext:value-type="float">
            <text:p>3.7392746461568</text:p>
          </table:table-cell>
          <table:table-cell table:style-name="ce3"/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2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1" office:value-type="float" office:value="197409176828" calcext:value-type="float">
            <text:p>197409176828</text:p>
          </table:table-cell>
          <table:table-cell table:style-name="ce1" office:value-type="float" office:value="200411272362" calcext:value-type="float">
            <text:p>200411272362</text:p>
          </table:table-cell>
          <table:table-cell table:formula="of:=[$ReportInput1.D3]" office:value-type="float" office:value="8519177" calcext:value-type="float">
            <text:p>8519177</text:p>
          </table:table-cell>
          <table:table-cell table:style-name="ce1" table:formula="of:=VLOOKUP([.F3];[.$J$2:.$K$7];2;0)*[.D3]" office:value-type="float" office:value="8519177" calcext:value-type="float">
            <text:p>8519177</text:p>
          </table:table-cell>
          <table:table-cell table:formula="of:=IF([.G3]&gt;=9;([$ReportInput1.F3]+1);IF([.G3]&lt;=2;([$ReportInput1.F3]+1);[$ReportInput1.F3]))" office:value-type="float" office:value="0" calcext:value-type="float">
            <text:p>0</text:p>
          </table:table-cell>
          <table:table-cell table:formula="of:=RAND()*10" office:value-type="float" office:value="8.51107874364578" calcext:value-type="float">
            <text:p>8.51107874364578</text:p>
          </table:table-cell>
          <table:table-cell table:style-name="ce3"/>
          <table:table-cell table:style-name="ce2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table:style-name="ce2" table:formula="of:=1-[.I3]" office:value-type="percentage" office:value="0.95" calcext:value-type="percentage">
            <text:p>95.00%</text:p>
          </table:table-cell>
          <table:table-cell/>
        </table:table-row>
        <table:table-row table:style-name="ro1">
          <table:table-cell/>
          <table:table-cell table:style-name="ce1" office:value-type="float" office:value="200110160025" calcext:value-type="float">
            <text:p>200110160025</text:p>
          </table:table-cell>
          <table:table-cell table:style-name="ce1" office:value-type="float" office:value="201311024804" calcext:value-type="float">
            <text:p>201311024804</text:p>
          </table:table-cell>
          <table:table-cell table:formula="of:=[$ReportInput1.D4]" office:value-type="float" office:value="9410288" calcext:value-type="float">
            <text:p>9410288</text:p>
          </table:table-cell>
          <table:table-cell table:style-name="ce1" table:formula="of:=VLOOKUP([.F4];[.$J$2:.$K$7];2;0)*[.D4]" office:value-type="float" office:value="9410288" calcext:value-type="float">
            <text:p>9410288</text:p>
          </table:table-cell>
          <table:table-cell table:formula="of:=IF([.G4]&gt;=9;([$ReportInput1.F4]+1);IF([.G4]&lt;=2;([$ReportInput1.F4]+1);[$ReportInput1.F4]))" office:value-type="float" office:value="0" calcext:value-type="float">
            <text:p>0</text:p>
          </table:table-cell>
          <table:table-cell table:formula="of:=RAND()*10" office:value-type="float" office:value="2.27695899555829" calcext:value-type="float">
            <text:p>2.27695899555829</text:p>
          </table:table-cell>
          <table:table-cell table:style-name="ce3"/>
          <table:table-cell table:style-name="ce2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table:style-name="ce2" table:formula="of:=1-[.I4]" office:value-type="percentage" office:value="0.9" calcext:value-type="percentage">
            <text:p>90.00%</text:p>
          </table:table-cell>
          <table:table-cell/>
        </table:table-row>
        <table:table-row table:style-name="ro1">
          <table:table-cell/>
          <table:table-cell table:style-name="ce1" office:value-type="float" office:value="200106252265" calcext:value-type="float">
            <text:p>200106252265</text:p>
          </table:table-cell>
          <table:table-cell table:style-name="ce1" office:value-type="float" office:value="201104084163" calcext:value-type="float">
            <text:p>201104084163</text:p>
          </table:table-cell>
          <table:table-cell table:formula="of:=[$ReportInput1.D5]" office:value-type="float" office:value="1265542" calcext:value-type="float">
            <text:p>1265542</text:p>
          </table:table-cell>
          <table:table-cell table:style-name="ce1" table:formula="of:=VLOOKUP([.F5];[.$J$2:.$K$7];2;0)*[.D5]" office:value-type="float" office:value="1265542" calcext:value-type="float">
            <text:p>1265542</text:p>
          </table:table-cell>
          <table:table-cell table:formula="of:=IF([.G5]&gt;=9;([$ReportInput1.F5]+1);IF([.G5]&lt;=2;([$ReportInput1.F5]+1);[$ReportInput1.F5]))" office:value-type="float" office:value="0" calcext:value-type="float">
            <text:p>0</text:p>
          </table:table-cell>
          <table:table-cell table:formula="of:=RAND()*10" office:value-type="float" office:value="3.70830361994802" calcext:value-type="float">
            <text:p>3.70830361994802</text:p>
          </table:table-cell>
          <table:table-cell table:style-name="ce3"/>
          <table:table-cell table:style-name="ce2" office:value-type="percentage" office:value="0.2" calcext:value-type="percentage">
            <text:p>20.00%</text:p>
          </table:table-cell>
          <table:table-cell office:value-type="float" office:value="3" calcext:value-type="float">
            <text:p>3</text:p>
          </table:table-cell>
          <table:table-cell table:style-name="ce2" table:formula="of:=1-[.I5]" office:value-type="percentage" office:value="0.8" calcext:value-type="percentage">
            <text:p>80.00%</text:p>
          </table:table-cell>
          <table:table-cell/>
        </table:table-row>
        <table:table-row table:style-name="ro1">
          <table:table-cell/>
          <table:table-cell table:style-name="ce1" office:value-type="float" office:value="200303073100" calcext:value-type="float">
            <text:p>200303073100</text:p>
          </table:table-cell>
          <table:table-cell table:style-name="ce1" office:value-type="float" office:value="198504017156" calcext:value-type="float">
            <text:p>198504017156</text:p>
          </table:table-cell>
          <table:table-cell table:formula="of:=[$ReportInput1.D6]" office:value-type="float" office:value="3188313" calcext:value-type="float">
            <text:p>3188313</text:p>
          </table:table-cell>
          <table:table-cell table:style-name="ce1" table:formula="of:=VLOOKUP([.F6];[.$J$2:.$K$7];2;0)*[.D6]" office:value-type="float" office:value="3188313" calcext:value-type="float">
            <text:p>3188313</text:p>
          </table:table-cell>
          <table:table-cell table:formula="of:=IF([.G6]&gt;=9;([$ReportInput1.F6]+1);IF([.G6]&lt;=2;([$ReportInput1.F6]+1);[$ReportInput1.F6]))" office:value-type="float" office:value="0" calcext:value-type="float">
            <text:p>0</text:p>
          </table:table-cell>
          <table:table-cell table:formula="of:=RAND()*10" office:value-type="float" office:value="8.41771140115397" calcext:value-type="float">
            <text:p>8.41771140115397</text:p>
          </table:table-cell>
          <table:table-cell table:style-name="ce3"/>
          <table:table-cell table:style-name="ce2" office:value-type="percentage" office:value="0.25" calcext:value-type="percentage">
            <text:p>25.00%</text:p>
          </table:table-cell>
          <table:table-cell office:value-type="float" office:value="4" calcext:value-type="float">
            <text:p>4</text:p>
          </table:table-cell>
          <table:table-cell table:style-name="ce2" table:formula="of:=1-[.I6]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/>
          <table:table-cell table:style-name="ce1" office:value-type="float" office:value="202106201342" calcext:value-type="float">
            <text:p>202106201342</text:p>
          </table:table-cell>
          <table:table-cell table:style-name="ce1"/>
          <table:table-cell table:formula="of:=[$ReportInput1.D7]" office:value-type="float" office:value="3572032" calcext:value-type="float">
            <text:p>3572032</text:p>
          </table:table-cell>
          <table:table-cell table:style-name="ce1" table:formula="of:=VLOOKUP([.F7];[.$J$2:.$K$7];2;0)*[.D7]" office:value-type="float" office:value="2679024" calcext:value-type="float">
            <text:p>2679024</text:p>
          </table:table-cell>
          <table:table-cell table:formula="of:=IF([.G7]&gt;=9;([$ReportInput1.F7]+1);IF([.G7]&lt;=2;([$ReportInput1.F7]+1);[$ReportInput1.F7]))" office:value-type="float" office:value="4" calcext:value-type="float">
            <text:p>4</text:p>
          </table:table-cell>
          <table:table-cell table:formula="of:=RAND()*10" office:value-type="float" office:value="0.739086835490361" calcext:value-type="float">
            <text:p>0.739086835490361</text:p>
          </table:table-cell>
          <table:table-cell table:style-name="ce3"/>
          <table:table-cell table:style-name="ce2" office:value-type="percentage" office:value="0.3" calcext:value-type="percentage">
            <text:p>30.00%</text:p>
          </table:table-cell>
          <table:table-cell office:value-type="float" office:value="5" calcext:value-type="float">
            <text:p>5</text:p>
          </table:table-cell>
          <table:table-cell table:style-name="ce2" table:formula="of:=1-[.I7]" office:value-type="percentage" office:value="0.7" calcext:value-type="percentage">
            <text:p>70.00%</text:p>
          </table:table-cell>
          <table:table-cell/>
        </table:table-row>
        <table:table-row table:style-name="ro1">
          <table:table-cell/>
          <table:table-cell table:style-name="ce1" office:value-type="float" office:value="194009057078" calcext:value-type="float">
            <text:p>194009057078</text:p>
          </table:table-cell>
          <table:table-cell table:style-name="ce1" office:value-type="float" office:value="201409217187" calcext:value-type="float">
            <text:p>201409217187</text:p>
          </table:table-cell>
          <table:table-cell table:formula="of:=[$ReportInput1.D8]" office:value-type="float" office:value="5237833" calcext:value-type="float">
            <text:p>5237833</text:p>
          </table:table-cell>
          <table:table-cell table:style-name="ce1" table:formula="of:=VLOOKUP([.F8];[.$J$2:.$K$7];2;0)*[.D8]" office:value-type="float" office:value="5237833" calcext:value-type="float">
            <text:p>5237833</text:p>
          </table:table-cell>
          <table:table-cell table:formula="of:=IF([.G8]&gt;=9;([$ReportInput1.F8]+1);IF([.G8]&lt;=2;([$ReportInput1.F8]+1);[$ReportInput1.F8]))" office:value-type="float" office:value="0" calcext:value-type="float">
            <text:p>0</text:p>
          </table:table-cell>
          <table:table-cell table:formula="of:=RAND()*10" office:value-type="float" office:value="4.69208103745728" calcext:value-type="float">
            <text:p>4.6920810374572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106290373" calcext:value-type="float">
            <text:p>199106290373</text:p>
          </table:table-cell>
          <table:table-cell table:style-name="ce1"/>
          <table:table-cell table:formula="of:=[$ReportInput1.D9]" office:value-type="float" office:value="8766906" calcext:value-type="float">
            <text:p>8766906</text:p>
          </table:table-cell>
          <table:table-cell table:style-name="ce1" table:formula="of:=VLOOKUP([.F9];[.$J$2:.$K$7];2;0)*[.D9]" office:value-type="float" office:value="8328560.7" calcext:value-type="float">
            <text:p>8328561</text:p>
          </table:table-cell>
          <table:table-cell table:formula="of:=IF([.G9]&gt;=9;([$ReportInput1.F9]+1);IF([.G9]&lt;=2;([$ReportInput1.F9]+1);[$ReportInput1.F9]))" office:value-type="float" office:value="1" calcext:value-type="float">
            <text:p>1</text:p>
          </table:table-cell>
          <table:table-cell table:formula="of:=RAND()*10" office:value-type="float" office:value="0.367616686121789" calcext:value-type="float">
            <text:p>0.36761668612178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9013489" calcext:value-type="float">
            <text:p>194609013489</text:p>
          </table:table-cell>
          <table:table-cell table:style-name="ce1" office:value-type="float" office:value="199111010436" calcext:value-type="float">
            <text:p>199111010436</text:p>
          </table:table-cell>
          <table:table-cell table:formula="of:=[$ReportInput1.D10]" office:value-type="float" office:value="5581619" calcext:value-type="float">
            <text:p>5581619</text:p>
          </table:table-cell>
          <table:table-cell table:style-name="ce1" table:formula="of:=VLOOKUP([.F10];[.$J$2:.$K$7];2;0)*[.D10]" office:value-type="float" office:value="5302538.05" calcext:value-type="float">
            <text:p>5302538</text:p>
          </table:table-cell>
          <table:table-cell table:formula="of:=IF([.G10]&gt;=9;([$ReportInput1.F10]+1);IF([.G10]&lt;=2;([$ReportInput1.F10]+1);[$ReportInput1.F10]))" office:value-type="float" office:value="1" calcext:value-type="float">
            <text:p>1</text:p>
          </table:table-cell>
          <table:table-cell table:formula="of:=RAND()*10" office:value-type="float" office:value="9.59635908542588" calcext:value-type="float">
            <text:p>9.5963590854258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909081565" calcext:value-type="float">
            <text:p>199909081565</text:p>
          </table:table-cell>
          <table:table-cell table:style-name="ce1" office:value-type="float" office:value="198901224306" calcext:value-type="float">
            <text:p>198901224306</text:p>
          </table:table-cell>
          <table:table-cell table:formula="of:=[$ReportInput1.D11]" office:value-type="float" office:value="8329911" calcext:value-type="float">
            <text:p>8329911</text:p>
          </table:table-cell>
          <table:table-cell table:style-name="ce1" table:formula="of:=VLOOKUP([.F11];[.$J$2:.$K$7];2;0)*[.D11]" office:value-type="float" office:value="7913415.45" calcext:value-type="float">
            <text:p>7913415</text:p>
          </table:table-cell>
          <table:table-cell table:formula="of:=IF([.G11]&gt;=9;([$ReportInput1.F11]+1);IF([.G11]&lt;=2;([$ReportInput1.F11]+1);[$ReportInput1.F11]))" office:value-type="float" office:value="1" calcext:value-type="float">
            <text:p>1</text:p>
          </table:table-cell>
          <table:table-cell table:formula="of:=RAND()*10" office:value-type="float" office:value="0.976532441195426" calcext:value-type="float">
            <text:p>0.97653244119542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7303158773" calcext:value-type="float">
            <text:p>197303158773</text:p>
          </table:table-cell>
          <table:table-cell table:style-name="ce1"/>
          <table:table-cell table:formula="of:=[$ReportInput1.D12]" office:value-type="float" office:value="2776682" calcext:value-type="float">
            <text:p>2776682</text:p>
          </table:table-cell>
          <table:table-cell table:style-name="ce1" table:formula="of:=VLOOKUP([.F12];[.$J$2:.$K$7];2;0)*[.D12]" office:value-type="float" office:value="2082511.5" calcext:value-type="float">
            <text:p>2082512</text:p>
          </table:table-cell>
          <table:table-cell table:formula="of:=IF([.G12]&gt;=9;([$ReportInput1.F12]+1);IF([.G12]&lt;=2;([$ReportInput1.F12]+1);[$ReportInput1.F12]))" office:value-type="float" office:value="4" calcext:value-type="float">
            <text:p>4</text:p>
          </table:table-cell>
          <table:table-cell table:formula="of:=RAND()*10" office:value-type="float" office:value="6.87703013348744" calcext:value-type="float">
            <text:p>6.8770301334874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2904264443" calcext:value-type="float">
            <text:p>192904264443</text:p>
          </table:table-cell>
          <table:table-cell table:style-name="ce1" office:value-type="float" office:value="192808140228" calcext:value-type="float">
            <text:p>192808140228</text:p>
          </table:table-cell>
          <table:table-cell table:formula="of:=[$ReportInput1.D13]" office:value-type="float" office:value="5738433" calcext:value-type="float">
            <text:p>5738433</text:p>
          </table:table-cell>
          <table:table-cell table:style-name="ce1" table:formula="of:=VLOOKUP([.F13];[.$J$2:.$K$7];2;0)*[.D13]" office:value-type="float" office:value="4303824.75" calcext:value-type="float">
            <text:p>4303825</text:p>
          </table:table-cell>
          <table:table-cell table:formula="of:=IF([.G13]&gt;=9;([$ReportInput1.F13]+1);IF([.G13]&lt;=2;([$ReportInput1.F13]+1);[$ReportInput1.F13]))" office:value-type="float" office:value="4" calcext:value-type="float">
            <text:p>4</text:p>
          </table:table-cell>
          <table:table-cell table:formula="of:=RAND()*10" office:value-type="float" office:value="0.710547609819092" calcext:value-type="float">
            <text:p>0.71054760981909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210120318" calcext:value-type="float">
            <text:p>199210120318</text:p>
          </table:table-cell>
          <table:table-cell table:style-name="ce1" office:value-type="float" office:value="196208038346" calcext:value-type="float">
            <text:p>196208038346</text:p>
          </table:table-cell>
          <table:table-cell table:formula="of:=[$ReportInput1.D14]" office:value-type="float" office:value="3520076" calcext:value-type="float">
            <text:p>3520076</text:p>
          </table:table-cell>
          <table:table-cell table:style-name="ce1" table:formula="of:=VLOOKUP([.F14];[.$J$2:.$K$7];2;0)*[.D14]" office:value-type="float" office:value="2464053.2" calcext:value-type="float">
            <text:p>2464053</text:p>
          </table:table-cell>
          <table:table-cell table:formula="of:=IF([.G14]&gt;=9;([$ReportInput1.F14]+1);IF([.G14]&lt;=2;([$ReportInput1.F14]+1);[$ReportInput1.F14]))" office:value-type="float" office:value="5" calcext:value-type="float">
            <text:p>5</text:p>
          </table:table-cell>
          <table:table-cell table:formula="of:=RAND()*10" office:value-type="float" office:value="3.08585967596476" calcext:value-type="float">
            <text:p>3.0858596759647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902132079" calcext:value-type="float">
            <text:p>193902132079</text:p>
          </table:table-cell>
          <table:table-cell table:style-name="ce1"/>
          <table:table-cell table:formula="of:=[$ReportInput1.D15]" office:value-type="float" office:value="1140584" calcext:value-type="float">
            <text:p>1140584</text:p>
          </table:table-cell>
          <table:table-cell table:style-name="ce1" table:formula="of:=VLOOKUP([.F15];[.$J$2:.$K$7];2;0)*[.D15]" office:value-type="float" office:value="1140584" calcext:value-type="float">
            <text:p>1140584</text:p>
          </table:table-cell>
          <table:table-cell table:formula="of:=IF([.G15]&gt;=9;([$ReportInput1.F15]+1);IF([.G15]&lt;=2;([$ReportInput1.F15]+1);[$ReportInput1.F15]))" office:value-type="float" office:value="0" calcext:value-type="float">
            <text:p>0</text:p>
          </table:table-cell>
          <table:table-cell table:formula="of:=RAND()*10" office:value-type="float" office:value="7.05197220614904" calcext:value-type="float">
            <text:p>7.0519722061490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001283375" calcext:value-type="float">
            <text:p>194001283375</text:p>
          </table:table-cell>
          <table:table-cell table:style-name="ce1" office:value-type="float" office:value="202002106181" calcext:value-type="float">
            <text:p>202002106181</text:p>
          </table:table-cell>
          <table:table-cell table:formula="of:=[$ReportInput1.D16]" office:value-type="float" office:value="5303217" calcext:value-type="float">
            <text:p>5303217</text:p>
          </table:table-cell>
          <table:table-cell table:style-name="ce1" table:formula="of:=VLOOKUP([.F16];[.$J$2:.$K$7];2;0)*[.D16]" office:value-type="float" office:value="5303217" calcext:value-type="float">
            <text:p>5303217</text:p>
          </table:table-cell>
          <table:table-cell table:formula="of:=IF([.G16]&gt;=9;([$ReportInput1.F16]+1);IF([.G16]&lt;=2;([$ReportInput1.F16]+1);[$ReportInput1.F16]))" office:value-type="float" office:value="0" calcext:value-type="float">
            <text:p>0</text:p>
          </table:table-cell>
          <table:table-cell table:formula="of:=RAND()*10" office:value-type="float" office:value="4.12136106097833" calcext:value-type="float">
            <text:p>4.1213610609783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603110247" calcext:value-type="float">
            <text:p>195603110247</text:p>
          </table:table-cell>
          <table:table-cell table:style-name="ce1" office:value-type="float" office:value="198101067703" calcext:value-type="float">
            <text:p>198101067703</text:p>
          </table:table-cell>
          <table:table-cell table:formula="of:=[$ReportInput1.D17]" office:value-type="float" office:value="8221246" calcext:value-type="float">
            <text:p>8221246</text:p>
          </table:table-cell>
          <table:table-cell table:style-name="ce1" table:formula="of:=VLOOKUP([.F17];[.$J$2:.$K$7];2;0)*[.D17]" office:value-type="float" office:value="7810183.7" calcext:value-type="float">
            <text:p>7810184</text:p>
          </table:table-cell>
          <table:table-cell table:formula="of:=IF([.G17]&gt;=9;([$ReportInput1.F17]+1);IF([.G17]&lt;=2;([$ReportInput1.F17]+1);[$ReportInput1.F17]))" office:value-type="float" office:value="1" calcext:value-type="float">
            <text:p>1</text:p>
          </table:table-cell>
          <table:table-cell table:formula="of:=RAND()*10" office:value-type="float" office:value="0.166126940144823" calcext:value-type="float">
            <text:p>0.16612694014482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6806108715" calcext:value-type="float">
            <text:p>196806108715</text:p>
          </table:table-cell>
          <table:table-cell table:style-name="ce1"/>
          <table:table-cell table:formula="of:=[$ReportInput1.D18]" office:value-type="float" office:value="1369650" calcext:value-type="float">
            <text:p>1369650</text:p>
          </table:table-cell>
          <table:table-cell table:style-name="ce1" table:formula="of:=VLOOKUP([.F18];[.$J$2:.$K$7];2;0)*[.D18]" office:value-type="float" office:value="1369650" calcext:value-type="float">
            <text:p>1369650</text:p>
          </table:table-cell>
          <table:table-cell table:formula="of:=IF([.G18]&gt;=9;([$ReportInput1.F18]+1);IF([.G18]&lt;=2;([$ReportInput1.F18]+1);[$ReportInput1.F18]))" office:value-type="float" office:value="0" calcext:value-type="float">
            <text:p>0</text:p>
          </table:table-cell>
          <table:table-cell table:formula="of:=RAND()*10" office:value-type="float" office:value="6.05272231786141" calcext:value-type="float">
            <text:p>6.05272231786141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207040114" calcext:value-type="float">
            <text:p>200207040114</text:p>
          </table:table-cell>
          <table:table-cell table:style-name="ce1" office:value-type="float" office:value="194707148013" calcext:value-type="float">
            <text:p>194707148013</text:p>
          </table:table-cell>
          <table:table-cell table:formula="of:=[$ReportInput1.D19]" office:value-type="float" office:value="9397339" calcext:value-type="float">
            <text:p>9397339</text:p>
          </table:table-cell>
          <table:table-cell table:style-name="ce1" table:formula="of:=VLOOKUP([.F19];[.$J$2:.$K$7];2;0)*[.D19]" office:value-type="float" office:value="8927472.05" calcext:value-type="float">
            <text:p>8927472</text:p>
          </table:table-cell>
          <table:table-cell table:formula="of:=IF([.G19]&gt;=9;([$ReportInput1.F19]+1);IF([.G19]&lt;=2;([$ReportInput1.F19]+1);[$ReportInput1.F19]))" office:value-type="float" office:value="1" calcext:value-type="float">
            <text:p>1</text:p>
          </table:table-cell>
          <table:table-cell table:formula="of:=RAND()*10" office:value-type="float" office:value="8.75883369365955" calcext:value-type="float">
            <text:p>8.7588336936595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811095042" calcext:value-type="float">
            <text:p>199811095042</text:p>
          </table:table-cell>
          <table:table-cell table:style-name="ce1" office:value-type="float" office:value="199010093541" calcext:value-type="float">
            <text:p>199010093541</text:p>
          </table:table-cell>
          <table:table-cell table:formula="of:=[$ReportInput1.D20]" office:value-type="float" office:value="5593941" calcext:value-type="float">
            <text:p>5593941</text:p>
          </table:table-cell>
          <table:table-cell table:style-name="ce1" table:formula="of:=VLOOKUP([.F20];[.$J$2:.$K$7];2;0)*[.D20]" office:value-type="float" office:value="3915758.7" calcext:value-type="float">
            <text:p>3915759</text:p>
          </table:table-cell>
          <table:table-cell table:formula="of:=IF([.G20]&gt;=9;([$ReportInput1.F20]+1);IF([.G20]&lt;=2;([$ReportInput1.F20]+1);[$ReportInput1.F20]))" office:value-type="float" office:value="5" calcext:value-type="float">
            <text:p>5</text:p>
          </table:table-cell>
          <table:table-cell table:formula="of:=RAND()*10" office:value-type="float" office:value="3.69709193838965" calcext:value-type="float">
            <text:p>3.6970919383896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001174287" calcext:value-type="float">
            <text:p>193001174287</text:p>
          </table:table-cell>
          <table:table-cell table:style-name="ce1" office:value-type="float" office:value="198401267854" calcext:value-type="float">
            <text:p>198401267854</text:p>
          </table:table-cell>
          <table:table-cell table:formula="of:=[$ReportInput1.D21]" office:value-type="float" office:value="2039475" calcext:value-type="float">
            <text:p>2039475</text:p>
          </table:table-cell>
          <table:table-cell table:style-name="ce1" table:formula="of:=VLOOKUP([.F21];[.$J$2:.$K$7];2;0)*[.D21]" office:value-type="float" office:value="2039475" calcext:value-type="float">
            <text:p>2039475</text:p>
          </table:table-cell>
          <table:table-cell table:formula="of:=IF([.G21]&gt;=9;([$ReportInput1.F21]+1);IF([.G21]&lt;=2;([$ReportInput1.F21]+1);[$ReportInput1.F21]))" office:value-type="float" office:value="0" calcext:value-type="float">
            <text:p>0</text:p>
          </table:table-cell>
          <table:table-cell table:formula="of:=RAND()*10" office:value-type="float" office:value="3.69451640203589" calcext:value-type="float">
            <text:p>3.6945164020358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403167837" calcext:value-type="float">
            <text:p>199403167837</text:p>
          </table:table-cell>
          <table:table-cell table:style-name="ce1"/>
          <table:table-cell table:formula="of:=[$ReportInput1.D22]" office:value-type="float" office:value="7270328" calcext:value-type="float">
            <text:p>7270328</text:p>
          </table:table-cell>
          <table:table-cell table:style-name="ce1" table:formula="of:=VLOOKUP([.F22];[.$J$2:.$K$7];2;0)*[.D22]" office:value-type="float" office:value="7270328" calcext:value-type="float">
            <text:p>7270328</text:p>
          </table:table-cell>
          <table:table-cell table:formula="of:=IF([.G22]&gt;=9;([$ReportInput1.F22]+1);IF([.G22]&lt;=2;([$ReportInput1.F22]+1);[$ReportInput1.F22]))" office:value-type="float" office:value="0" calcext:value-type="float">
            <text:p>0</text:p>
          </table:table-cell>
          <table:table-cell table:formula="of:=RAND()*10" office:value-type="float" office:value="7.59678427156944" calcext:value-type="float">
            <text:p>7.5967842715694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405083113" calcext:value-type="float">
            <text:p>195405083113</text:p>
          </table:table-cell>
          <table:table-cell table:style-name="ce1" office:value-type="float" office:value="198810112287" calcext:value-type="float">
            <text:p>198810112287</text:p>
          </table:table-cell>
          <table:table-cell table:formula="of:=[$ReportInput1.D23]" office:value-type="float" office:value="8989007" calcext:value-type="float">
            <text:p>8989007</text:p>
          </table:table-cell>
          <table:table-cell table:style-name="ce1" table:formula="of:=VLOOKUP([.F23];[.$J$2:.$K$7];2;0)*[.D23]" office:value-type="float" office:value="7191205.6" calcext:value-type="float">
            <text:p>7191206</text:p>
          </table:table-cell>
          <table:table-cell table:formula="of:=IF([.G23]&gt;=9;([$ReportInput1.F23]+1);IF([.G23]&lt;=2;([$ReportInput1.F23]+1);[$ReportInput1.F23]))" office:value-type="float" office:value="3" calcext:value-type="float">
            <text:p>3</text:p>
          </table:table-cell>
          <table:table-cell table:formula="of:=RAND()*10" office:value-type="float" office:value="2.8752377750372" calcext:value-type="float">
            <text:p>2.875237775037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102011610" calcext:value-type="float">
            <text:p>193102011610</text:p>
          </table:table-cell>
          <table:table-cell table:style-name="ce1"/>
          <table:table-cell table:formula="of:=[$ReportInput1.D24]" office:value-type="float" office:value="8811292" calcext:value-type="float">
            <text:p>8811292</text:p>
          </table:table-cell>
          <table:table-cell table:style-name="ce1" table:formula="of:=VLOOKUP([.F24];[.$J$2:.$K$7];2;0)*[.D24]" office:value-type="float" office:value="8811292" calcext:value-type="float">
            <text:p>8811292</text:p>
          </table:table-cell>
          <table:table-cell table:formula="of:=IF([.G24]&gt;=9;([$ReportInput1.F24]+1);IF([.G24]&lt;=2;([$ReportInput1.F24]+1);[$ReportInput1.F24]))" office:value-type="float" office:value="0" calcext:value-type="float">
            <text:p>0</text:p>
          </table:table-cell>
          <table:table-cell table:formula="of:=RAND()*10" office:value-type="float" office:value="5.06075294719229" calcext:value-type="float">
            <text:p>5.0607529471922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11128124" calcext:value-type="float">
            <text:p>200711128124</text:p>
          </table:table-cell>
          <table:table-cell table:style-name="ce1" office:value-type="float" office:value="201308026820" calcext:value-type="float">
            <text:p>201308026820</text:p>
          </table:table-cell>
          <table:table-cell table:formula="of:=[$ReportInput1.D25]" office:value-type="float" office:value="441844" calcext:value-type="float">
            <text:p>441844</text:p>
          </table:table-cell>
          <table:table-cell table:style-name="ce1" table:formula="of:=VLOOKUP([.F25];[.$J$2:.$K$7];2;0)*[.D25]" office:value-type="float" office:value="441844" calcext:value-type="float">
            <text:p>441844</text:p>
          </table:table-cell>
          <table:table-cell table:formula="of:=IF([.G25]&gt;=9;([$ReportInput1.F25]+1);IF([.G25]&lt;=2;([$ReportInput1.F25]+1);[$ReportInput1.F25]))" office:value-type="float" office:value="0" calcext:value-type="float">
            <text:p>0</text:p>
          </table:table-cell>
          <table:table-cell table:formula="of:=RAND()*10" office:value-type="float" office:value="5.49630553548008" calcext:value-type="float">
            <text:p>5.4963055354800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2401141508" calcext:value-type="float">
            <text:p>192401141508</text:p>
          </table:table-cell>
          <table:table-cell table:style-name="ce1" office:value-type="float" office:value="199104117362" calcext:value-type="float">
            <text:p>199104117362</text:p>
          </table:table-cell>
          <table:table-cell table:formula="of:=[$ReportInput1.D26]" office:value-type="float" office:value="896620" calcext:value-type="float">
            <text:p>896620</text:p>
          </table:table-cell>
          <table:table-cell table:style-name="ce1" table:formula="of:=VLOOKUP([.F26];[.$J$2:.$K$7];2;0)*[.D26]" office:value-type="float" office:value="627634" calcext:value-type="float">
            <text:p>627634</text:p>
          </table:table-cell>
          <table:table-cell table:formula="of:=IF([.G26]&gt;=9;([$ReportInput1.F26]+1);IF([.G26]&lt;=2;([$ReportInput1.F26]+1);[$ReportInput1.F26]))" office:value-type="float" office:value="5" calcext:value-type="float">
            <text:p>5</text:p>
          </table:table-cell>
          <table:table-cell table:formula="of:=RAND()*10" office:value-type="float" office:value="5.23879203935883" calcext:value-type="float">
            <text:p>5.2387920393588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202163721" calcext:value-type="float">
            <text:p>200202163721</text:p>
          </table:table-cell>
          <table:table-cell table:style-name="ce1"/>
          <table:table-cell table:formula="of:=[$ReportInput1.D27]" office:value-type="float" office:value="7845745" calcext:value-type="float">
            <text:p>7845745</text:p>
          </table:table-cell>
          <table:table-cell table:style-name="ce1" table:formula="of:=VLOOKUP([.F27];[.$J$2:.$K$7];2;0)*[.D27]" office:value-type="float" office:value="7845745" calcext:value-type="float">
            <text:p>7845745</text:p>
          </table:table-cell>
          <table:table-cell table:formula="of:=IF([.G27]&gt;=9;([$ReportInput1.F27]+1);IF([.G27]&lt;=2;([$ReportInput1.F27]+1);[$ReportInput1.F27]))" office:value-type="float" office:value="0" calcext:value-type="float">
            <text:p>0</text:p>
          </table:table-cell>
          <table:table-cell table:formula="of:=RAND()*10" office:value-type="float" office:value="3.20424941159682" calcext:value-type="float">
            <text:p>3.2042494115968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509094557" calcext:value-type="float">
            <text:p>193509094557</text:p>
          </table:table-cell>
          <table:table-cell table:style-name="ce1" office:value-type="float" office:value="200809177306" calcext:value-type="float">
            <text:p>200809177306</text:p>
          </table:table-cell>
          <table:table-cell table:formula="of:=[$ReportInput1.D28]" office:value-type="float" office:value="2825247" calcext:value-type="float">
            <text:p>2825247</text:p>
          </table:table-cell>
          <table:table-cell table:style-name="ce1" table:formula="of:=VLOOKUP([.F28];[.$J$2:.$K$7];2;0)*[.D28]" office:value-type="float" office:value="2825247" calcext:value-type="float">
            <text:p>2825247</text:p>
          </table:table-cell>
          <table:table-cell table:formula="of:=IF([.G28]&gt;=9;([$ReportInput1.F28]+1);IF([.G28]&lt;=2;([$ReportInput1.F28]+1);[$ReportInput1.F28]))" office:value-type="float" office:value="0" calcext:value-type="float">
            <text:p>0</text:p>
          </table:table-cell>
          <table:table-cell table:formula="of:=RAND()*10" office:value-type="float" office:value="2.26114827210668" calcext:value-type="float">
            <text:p>2.2611482721066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2180582" calcext:value-type="float">
            <text:p>194602180582</text:p>
          </table:table-cell>
          <table:table-cell table:style-name="ce1" office:value-type="float" office:value="201011223334" calcext:value-type="float">
            <text:p>201011223334</text:p>
          </table:table-cell>
          <table:table-cell table:formula="of:=[$ReportInput1.D29]" office:value-type="float" office:value="2620717" calcext:value-type="float">
            <text:p>2620717</text:p>
          </table:table-cell>
          <table:table-cell table:style-name="ce1" table:formula="of:=VLOOKUP([.F29];[.$J$2:.$K$7];2;0)*[.D29]" office:value-type="float" office:value="2489681.15" calcext:value-type="float">
            <text:p>2489681</text:p>
          </table:table-cell>
          <table:table-cell table:formula="of:=IF([.G29]&gt;=9;([$ReportInput1.F29]+1);IF([.G29]&lt;=2;([$ReportInput1.F29]+1);[$ReportInput1.F29]))" office:value-type="float" office:value="1" calcext:value-type="float">
            <text:p>1</text:p>
          </table:table-cell>
          <table:table-cell table:formula="of:=RAND()*10" office:value-type="float" office:value="9.21883365896884" calcext:value-type="float">
            <text:p>9.2188336589688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202267034" calcext:value-type="float">
            <text:p>195202267034</text:p>
          </table:table-cell>
          <table:table-cell table:style-name="ce1"/>
          <table:table-cell table:formula="of:=[$ReportInput1.D30]" office:value-type="float" office:value="7860575" calcext:value-type="float">
            <text:p>7860575</text:p>
          </table:table-cell>
          <table:table-cell table:style-name="ce1" table:formula="of:=VLOOKUP([.F30];[.$J$2:.$K$7];2;0)*[.D30]" office:value-type="float" office:value="5502402.5" calcext:value-type="float">
            <text:p>5502403</text:p>
          </table:table-cell>
          <table:table-cell table:formula="of:=IF([.G30]&gt;=9;([$ReportInput1.F30]+1);IF([.G30]&lt;=2;([$ReportInput1.F30]+1);[$ReportInput1.F30]))" office:value-type="float" office:value="5" calcext:value-type="float">
            <text:p>5</text:p>
          </table:table-cell>
          <table:table-cell table:formula="of:=RAND()*10" office:value-type="float" office:value="1.90542655409349" calcext:value-type="float">
            <text:p>1.9054265540934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807180640" calcext:value-type="float">
            <text:p>195807180640</text:p>
          </table:table-cell>
          <table:table-cell table:style-name="ce1" office:value-type="float" office:value="201105276727" calcext:value-type="float">
            <text:p>201105276727</text:p>
          </table:table-cell>
          <table:table-cell table:formula="of:=[$ReportInput1.D31]" office:value-type="float" office:value="678632" calcext:value-type="float">
            <text:p>678632</text:p>
          </table:table-cell>
          <table:table-cell table:style-name="ce1" table:formula="of:=VLOOKUP([.F31];[.$J$2:.$K$7];2;0)*[.D31]" office:value-type="float" office:value="644700.4" calcext:value-type="float">
            <text:p>644700</text:p>
          </table:table-cell>
          <table:table-cell table:formula="of:=IF([.G31]&gt;=9;([$ReportInput1.F31]+1);IF([.G31]&lt;=2;([$ReportInput1.F31]+1);[$ReportInput1.F31]))" office:value-type="float" office:value="1" calcext:value-type="float">
            <text:p>1</text:p>
          </table:table-cell>
          <table:table-cell table:formula="of:=RAND()*10" office:value-type="float" office:value="0.542066931609548" calcext:value-type="float">
            <text:p>0.54206693160954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807233383" calcext:value-type="float">
            <text:p>199807233383</text:p>
          </table:table-cell>
          <table:table-cell table:style-name="ce1" office:value-type="float" office:value="194910125386" calcext:value-type="float">
            <text:p>194910125386</text:p>
          </table:table-cell>
          <table:table-cell table:formula="of:=[$ReportInput1.D32]" office:value-type="float" office:value="7064478" calcext:value-type="float">
            <text:p>7064478</text:p>
          </table:table-cell>
          <table:table-cell table:style-name="ce1" table:formula="of:=VLOOKUP([.F32];[.$J$2:.$K$7];2;0)*[.D32]" office:value-type="float" office:value="6711254.1" calcext:value-type="float">
            <text:p>6711254</text:p>
          </table:table-cell>
          <table:table-cell table:formula="of:=IF([.G32]&gt;=9;([$ReportInput1.F32]+1);IF([.G32]&lt;=2;([$ReportInput1.F32]+1);[$ReportInput1.F32]))" office:value-type="float" office:value="1" calcext:value-type="float">
            <text:p>1</text:p>
          </table:table-cell>
          <table:table-cell table:formula="of:=RAND()*10" office:value-type="float" office:value="1.8112854629429" calcext:value-type="float">
            <text:p>1.811285462942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707150804" calcext:value-type="float">
            <text:p>198707150804</text:p>
          </table:table-cell>
          <table:table-cell table:style-name="ce1" office:value-type="float" office:value="198207020309" calcext:value-type="float">
            <text:p>198207020309</text:p>
          </table:table-cell>
          <table:table-cell table:formula="of:=[$ReportInput1.D33]" office:value-type="float" office:value="5070376" calcext:value-type="float">
            <text:p>5070376</text:p>
          </table:table-cell>
          <table:table-cell table:style-name="ce1" table:formula="of:=VLOOKUP([.F33];[.$J$2:.$K$7];2;0)*[.D33]" office:value-type="float" office:value="4816857.2" calcext:value-type="float">
            <text:p>4816857</text:p>
          </table:table-cell>
          <table:table-cell table:formula="of:=IF([.G33]&gt;=9;([$ReportInput1.F33]+1);IF([.G33]&lt;=2;([$ReportInput1.F33]+1);[$ReportInput1.F33]))" office:value-type="float" office:value="1" calcext:value-type="float">
            <text:p>1</text:p>
          </table:table-cell>
          <table:table-cell table:formula="of:=RAND()*10" office:value-type="float" office:value="6.43654589292632" calcext:value-type="float">
            <text:p>6.4365458929263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2008041457" calcext:value-type="float">
            <text:p>202008041457</text:p>
          </table:table-cell>
          <table:table-cell table:style-name="ce1"/>
          <table:table-cell table:formula="of:=[$ReportInput1.D34]" office:value-type="float" office:value="9401909" calcext:value-type="float">
            <text:p>9401909</text:p>
          </table:table-cell>
          <table:table-cell table:style-name="ce1" table:formula="of:=VLOOKUP([.F34];[.$J$2:.$K$7];2;0)*[.D34]" office:value-type="float" office:value="9401909" calcext:value-type="float">
            <text:p>9401909</text:p>
          </table:table-cell>
          <table:table-cell table:formula="of:=IF([.G34]&gt;=9;([$ReportInput1.F34]+1);IF([.G34]&lt;=2;([$ReportInput1.F34]+1);[$ReportInput1.F34]))" office:value-type="float" office:value="0" calcext:value-type="float">
            <text:p>0</text:p>
          </table:table-cell>
          <table:table-cell table:formula="of:=RAND()*10" office:value-type="float" office:value="4.84848762658579" calcext:value-type="float">
            <text:p>4.8484876265857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6204198029" calcext:value-type="float">
            <text:p>196204198029</text:p>
          </table:table-cell>
          <table:table-cell table:style-name="ce1" office:value-type="float" office:value="196707093768" calcext:value-type="float">
            <text:p>196707093768</text:p>
          </table:table-cell>
          <table:table-cell table:formula="of:=[$ReportInput1.D35]" office:value-type="float" office:value="4169182" calcext:value-type="float">
            <text:p>4169182</text:p>
          </table:table-cell>
          <table:table-cell table:style-name="ce1" table:formula="of:=VLOOKUP([.F35];[.$J$2:.$K$7];2;0)*[.D35]" office:value-type="float" office:value="3752263.8" calcext:value-type="float">
            <text:p>3752264</text:p>
          </table:table-cell>
          <table:table-cell table:formula="of:=IF([.G35]&gt;=9;([$ReportInput1.F35]+1);IF([.G35]&lt;=2;([$ReportInput1.F35]+1);[$ReportInput1.F35]))" office:value-type="float" office:value="2" calcext:value-type="float">
            <text:p>2</text:p>
          </table:table-cell>
          <table:table-cell table:formula="of:=RAND()*10" office:value-type="float" office:value="5.67899806366877" calcext:value-type="float">
            <text:p>5.6789980636687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604264780" calcext:value-type="float">
            <text:p>194604264780</text:p>
          </table:table-cell>
          <table:table-cell table:style-name="ce1"/>
          <table:table-cell table:formula="of:=[$ReportInput1.D36]" office:value-type="float" office:value="3675247" calcext:value-type="float">
            <text:p>3675247</text:p>
          </table:table-cell>
          <table:table-cell table:style-name="ce1" table:formula="of:=VLOOKUP([.F36];[.$J$2:.$K$7];2;0)*[.D36]" office:value-type="float" office:value="3675247" calcext:value-type="float">
            <text:p>3675247</text:p>
          </table:table-cell>
          <table:table-cell table:formula="of:=IF([.G36]&gt;=9;([$ReportInput1.F36]+1);IF([.G36]&lt;=2;([$ReportInput1.F36]+1);[$ReportInput1.F36]))" office:value-type="float" office:value="0" calcext:value-type="float">
            <text:p>0</text:p>
          </table:table-cell>
          <table:table-cell table:formula="of:=RAND()*10" office:value-type="float" office:value="8.6296742623303" calcext:value-type="float">
            <text:p>8.6296742623303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7208196415" calcext:value-type="float">
            <text:p>197208196415</text:p>
          </table:table-cell>
          <table:table-cell table:style-name="ce1"/>
          <table:table-cell table:formula="of:=[$ReportInput1.D37]" office:value-type="float" office:value="1158916" calcext:value-type="float">
            <text:p>1158916</text:p>
          </table:table-cell>
          <table:table-cell table:style-name="ce1" table:formula="of:=VLOOKUP([.F37];[.$J$2:.$K$7];2;0)*[.D37]" office:value-type="float" office:value="1100970.2" calcext:value-type="float">
            <text:p>1100970</text:p>
          </table:table-cell>
          <table:table-cell table:formula="of:=IF([.G37]&gt;=9;([$ReportInput1.F37]+1);IF([.G37]&lt;=2;([$ReportInput1.F37]+1);[$ReportInput1.F37]))" office:value-type="float" office:value="1" calcext:value-type="float">
            <text:p>1</text:p>
          </table:table-cell>
          <table:table-cell table:formula="of:=RAND()*10" office:value-type="float" office:value="1.54505748474226" calcext:value-type="float">
            <text:p>1.54505748474226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111281228" calcext:value-type="float">
            <text:p>194111281228</text:p>
          </table:table-cell>
          <table:table-cell table:style-name="ce1" office:value-type="float" office:value="200401146527" calcext:value-type="float">
            <text:p>200401146527</text:p>
          </table:table-cell>
          <table:table-cell table:formula="of:=[$ReportInput1.D38]" office:value-type="float" office:value="3531490" calcext:value-type="float">
            <text:p>3531490</text:p>
          </table:table-cell>
          <table:table-cell table:style-name="ce1" table:formula="of:=VLOOKUP([.F38];[.$J$2:.$K$7];2;0)*[.D38]" office:value-type="float" office:value="3354915.5" calcext:value-type="float">
            <text:p>3354916</text:p>
          </table:table-cell>
          <table:table-cell table:formula="of:=IF([.G38]&gt;=9;([$ReportInput1.F38]+1);IF([.G38]&lt;=2;([$ReportInput1.F38]+1);[$ReportInput1.F38]))" office:value-type="float" office:value="1" calcext:value-type="float">
            <text:p>1</text:p>
          </table:table-cell>
          <table:table-cell table:formula="of:=RAND()*10" office:value-type="float" office:value="1.88215602456708" calcext:value-type="float">
            <text:p>1.8821560245670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605164055" calcext:value-type="float">
            <text:p>198605164055</text:p>
          </table:table-cell>
          <table:table-cell table:style-name="ce1"/>
          <table:table-cell table:formula="of:=[$ReportInput1.D39]" office:value-type="float" office:value="2590737" calcext:value-type="float">
            <text:p>2590737</text:p>
          </table:table-cell>
          <table:table-cell table:style-name="ce1" table:formula="of:=VLOOKUP([.F39];[.$J$2:.$K$7];2;0)*[.D39]" office:value-type="float" office:value="2590737" calcext:value-type="float">
            <text:p>2590737</text:p>
          </table:table-cell>
          <table:table-cell table:formula="of:=IF([.G39]&gt;=9;([$ReportInput1.F39]+1);IF([.G39]&lt;=2;([$ReportInput1.F39]+1);[$ReportInput1.F39]))" office:value-type="float" office:value="0" calcext:value-type="float">
            <text:p>0</text:p>
          </table:table-cell>
          <table:table-cell table:formula="of:=RAND()*10" office:value-type="float" office:value="5.80897636602127" calcext:value-type="float">
            <text:p>5.8089763660212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307077861" calcext:value-type="float">
            <text:p>193307077861</text:p>
          </table:table-cell>
          <table:table-cell table:style-name="ce1" office:value-type="float" office:value="196607261630" calcext:value-type="float">
            <text:p>196607261630</text:p>
          </table:table-cell>
          <table:table-cell table:formula="of:=[$ReportInput1.D40]" office:value-type="float" office:value="1657298" calcext:value-type="float">
            <text:p>1657298</text:p>
          </table:table-cell>
          <table:table-cell table:style-name="ce1" table:formula="of:=VLOOKUP([.F40];[.$J$2:.$K$7];2;0)*[.D40]" office:value-type="float" office:value="1657298" calcext:value-type="float">
            <text:p>1657298</text:p>
          </table:table-cell>
          <table:table-cell table:formula="of:=IF([.G40]&gt;=9;([$ReportInput1.F40]+1);IF([.G40]&lt;=2;([$ReportInput1.F40]+1);[$ReportInput1.F40]))" office:value-type="float" office:value="0" calcext:value-type="float">
            <text:p>0</text:p>
          </table:table-cell>
          <table:table-cell table:formula="of:=RAND()*10" office:value-type="float" office:value="6.51865114093729" calcext:value-type="float">
            <text:p>6.51865114093729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03083212" calcext:value-type="float">
            <text:p>200703083212</text:p>
          </table:table-cell>
          <table:table-cell table:style-name="ce1"/>
          <table:table-cell table:formula="of:=[$ReportInput1.D41]" office:value-type="float" office:value="6604725" calcext:value-type="float">
            <text:p>6604725</text:p>
          </table:table-cell>
          <table:table-cell table:style-name="ce1" table:formula="of:=VLOOKUP([.F41];[.$J$2:.$K$7];2;0)*[.D41]" office:value-type="float" office:value="6604725" calcext:value-type="float">
            <text:p>6604725</text:p>
          </table:table-cell>
          <table:table-cell table:formula="of:=IF([.G41]&gt;=9;([$ReportInput1.F41]+1);IF([.G41]&lt;=2;([$ReportInput1.F41]+1);[$ReportInput1.F41]))" office:value-type="float" office:value="0" calcext:value-type="float">
            <text:p>0</text:p>
          </table:table-cell>
          <table:table-cell table:formula="of:=RAND()*10" office:value-type="float" office:value="2.88932036804857" calcext:value-type="float">
            <text:p>2.8893203680485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9911103571" calcext:value-type="float">
            <text:p>199911103571</text:p>
          </table:table-cell>
          <table:table-cell table:style-name="ce1" office:value-type="float" office:value="193302240738" calcext:value-type="float">
            <text:p>193302240738</text:p>
          </table:table-cell>
          <table:table-cell table:formula="of:=[$ReportInput1.D42]" office:value-type="float" office:value="5661375" calcext:value-type="float">
            <text:p>5661375</text:p>
          </table:table-cell>
          <table:table-cell table:style-name="ce1" table:formula="of:=VLOOKUP([.F42];[.$J$2:.$K$7];2;0)*[.D42]" office:value-type="float" office:value="4529100" calcext:value-type="float">
            <text:p>4529100</text:p>
          </table:table-cell>
          <table:table-cell table:formula="of:=IF([.G42]&gt;=9;([$ReportInput1.F42]+1);IF([.G42]&lt;=2;([$ReportInput1.F42]+1);[$ReportInput1.F42]))" office:value-type="float" office:value="3" calcext:value-type="float">
            <text:p>3</text:p>
          </table:table-cell>
          <table:table-cell table:formula="of:=RAND()*10" office:value-type="float" office:value="7.09072409725354" calcext:value-type="float">
            <text:p>7.0907240972535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504063553" calcext:value-type="float">
            <text:p>200504063553</text:p>
          </table:table-cell>
          <table:table-cell table:style-name="ce1" office:value-type="float" office:value="192806156002" calcext:value-type="float">
            <text:p>192806156002</text:p>
          </table:table-cell>
          <table:table-cell table:formula="of:=[$ReportInput1.D43]" office:value-type="float" office:value="5727515" calcext:value-type="float">
            <text:p>5727515</text:p>
          </table:table-cell>
          <table:table-cell table:style-name="ce1" table:formula="of:=VLOOKUP([.F43];[.$J$2:.$K$7];2;0)*[.D43]" office:value-type="float" office:value="5441139.25" calcext:value-type="float">
            <text:p>5441139</text:p>
          </table:table-cell>
          <table:table-cell table:formula="of:=IF([.G43]&gt;=9;([$ReportInput1.F43]+1);IF([.G43]&lt;=2;([$ReportInput1.F43]+1);[$ReportInput1.F43]))" office:value-type="float" office:value="1" calcext:value-type="float">
            <text:p>1</text:p>
          </table:table-cell>
          <table:table-cell table:formula="of:=RAND()*10" office:value-type="float" office:value="9.78580295256405" calcext:value-type="float">
            <text:p>9.7858029525640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608013169" calcext:value-type="float">
            <text:p>193608013169</text:p>
          </table:table-cell>
          <table:table-cell table:style-name="ce1" office:value-type="float" office:value="193307294763" calcext:value-type="float">
            <text:p>193307294763</text:p>
          </table:table-cell>
          <table:table-cell table:formula="of:=[$ReportInput1.D44]" office:value-type="float" office:value="1579372" calcext:value-type="float">
            <text:p>1579372</text:p>
          </table:table-cell>
          <table:table-cell table:style-name="ce1" table:formula="of:=VLOOKUP([.F44];[.$J$2:.$K$7];2;0)*[.D44]" office:value-type="float" office:value="1184529" calcext:value-type="float">
            <text:p>1184529</text:p>
          </table:table-cell>
          <table:table-cell table:formula="of:=IF([.G44]&gt;=9;([$ReportInput1.F44]+1);IF([.G44]&lt;=2;([$ReportInput1.F44]+1);[$ReportInput1.F44]))" office:value-type="float" office:value="4" calcext:value-type="float">
            <text:p>4</text:p>
          </table:table-cell>
          <table:table-cell table:formula="of:=RAND()*10" office:value-type="float" office:value="6.99230479975504" calcext:value-type="float">
            <text:p>6.9923047997550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411112443" calcext:value-type="float">
            <text:p>195411112443</text:p>
          </table:table-cell>
          <table:table-cell table:style-name="ce1" office:value-type="float" office:value="194406235079" calcext:value-type="float">
            <text:p>194406235079</text:p>
          </table:table-cell>
          <table:table-cell table:formula="of:=[$ReportInput1.D45]" office:value-type="float" office:value="7538471" calcext:value-type="float">
            <text:p>7538471</text:p>
          </table:table-cell>
          <table:table-cell table:style-name="ce1" table:formula="of:=VLOOKUP([.F45];[.$J$2:.$K$7];2;0)*[.D45]" office:value-type="float" office:value="7538471" calcext:value-type="float">
            <text:p>7538471</text:p>
          </table:table-cell>
          <table:table-cell table:formula="of:=IF([.G45]&gt;=9;([$ReportInput1.F45]+1);IF([.G45]&lt;=2;([$ReportInput1.F45]+1);[$ReportInput1.F45]))" office:value-type="float" office:value="0" calcext:value-type="float">
            <text:p>0</text:p>
          </table:table-cell>
          <table:table-cell table:formula="of:=RAND()*10" office:value-type="float" office:value="7.58046470729725" calcext:value-type="float">
            <text:p>7.5804647072972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5606098134" calcext:value-type="float">
            <text:p>195606098134</text:p>
          </table:table-cell>
          <table:table-cell table:style-name="ce1" office:value-type="float" office:value="198907054533" calcext:value-type="float">
            <text:p>198907054533</text:p>
          </table:table-cell>
          <table:table-cell table:formula="of:=[$ReportInput1.D46]" office:value-type="float" office:value="8857376" calcext:value-type="float">
            <text:p>8857376</text:p>
          </table:table-cell>
          <table:table-cell table:style-name="ce1" table:formula="of:=VLOOKUP([.F46];[.$J$2:.$K$7];2;0)*[.D46]" office:value-type="float" office:value="7085900.8" calcext:value-type="float">
            <text:p>7085901</text:p>
          </table:table-cell>
          <table:table-cell table:formula="of:=IF([.G46]&gt;=9;([$ReportInput1.F46]+1);IF([.G46]&lt;=2;([$ReportInput1.F46]+1);[$ReportInput1.F46]))" office:value-type="float" office:value="3" calcext:value-type="float">
            <text:p>3</text:p>
          </table:table-cell>
          <table:table-cell table:formula="of:=RAND()*10" office:value-type="float" office:value="8.59833184519194" calcext:value-type="float">
            <text:p>8.5983318451919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8502231635" calcext:value-type="float">
            <text:p>198502231635</text:p>
          </table:table-cell>
          <table:table-cell table:style-name="ce1"/>
          <table:table-cell table:formula="of:=[$ReportInput1.D47]" office:value-type="float" office:value="8312099" calcext:value-type="float">
            <text:p>8312099</text:p>
          </table:table-cell>
          <table:table-cell table:style-name="ce1" table:formula="of:=VLOOKUP([.F47];[.$J$2:.$K$7];2;0)*[.D47]" office:value-type="float" office:value="7896494.05" calcext:value-type="float">
            <text:p>7896494</text:p>
          </table:table-cell>
          <table:table-cell table:formula="of:=IF([.G47]&gt;=9;([$ReportInput1.F47]+1);IF([.G47]&lt;=2;([$ReportInput1.F47]+1);[$ReportInput1.F47]))" office:value-type="float" office:value="1" calcext:value-type="float">
            <text:p>1</text:p>
          </table:table-cell>
          <table:table-cell table:formula="of:=RAND()*10" office:value-type="float" office:value="0.224477413885262" calcext:value-type="float">
            <text:p>0.224477413885262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3706246760" calcext:value-type="float">
            <text:p>193706246760</text:p>
          </table:table-cell>
          <table:table-cell table:style-name="ce1" office:value-type="float" office:value="194602226625" calcext:value-type="float">
            <text:p>194602226625</text:p>
          </table:table-cell>
          <table:table-cell table:formula="of:=[$ReportInput1.D48]" office:value-type="float" office:value="7498737" calcext:value-type="float">
            <text:p>7498737</text:p>
          </table:table-cell>
          <table:table-cell table:style-name="ce1" table:formula="of:=VLOOKUP([.F48];[.$J$2:.$K$7];2;0)*[.D48]" office:value-type="float" office:value="7123800.15" calcext:value-type="float">
            <text:p>7123800</text:p>
          </table:table-cell>
          <table:table-cell table:formula="of:=IF([.G48]&gt;=9;([$ReportInput1.F48]+1);IF([.G48]&lt;=2;([$ReportInput1.F48]+1);[$ReportInput1.F48]))" office:value-type="float" office:value="1" calcext:value-type="float">
            <text:p>1</text:p>
          </table:table-cell>
          <table:table-cell table:formula="of:=RAND()*10" office:value-type="float" office:value="9.96705514880895" calcext:value-type="float">
            <text:p>9.96705514880895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200706021177" calcext:value-type="float">
            <text:p>200706021177</text:p>
          </table:table-cell>
          <table:table-cell table:style-name="ce1" office:value-type="float" office:value="195501280589" calcext:value-type="float">
            <text:p>195501280589</text:p>
          </table:table-cell>
          <table:table-cell table:formula="of:=[$ReportInput1.D49]" office:value-type="float" office:value="9663367" calcext:value-type="float">
            <text:p>9663367</text:p>
          </table:table-cell>
          <table:table-cell table:style-name="ce1" table:formula="of:=VLOOKUP([.F49];[.$J$2:.$K$7];2;0)*[.D49]" office:value-type="float" office:value="9663367" calcext:value-type="float">
            <text:p>9663367</text:p>
          </table:table-cell>
          <table:table-cell table:formula="of:=IF([.G49]&gt;=9;([$ReportInput1.F49]+1);IF([.G49]&lt;=2;([$ReportInput1.F49]+1);[$ReportInput1.F49]))" office:value-type="float" office:value="0" calcext:value-type="float">
            <text:p>0</text:p>
          </table:table-cell>
          <table:table-cell table:formula="of:=RAND()*10" office:value-type="float" office:value="5.97969193200138" calcext:value-type="float">
            <text:p>5.97969193200138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401123478" calcext:value-type="float">
            <text:p>194401123478</text:p>
          </table:table-cell>
          <table:table-cell/>
          <table:table-cell table:formula="of:=[$ReportInput1.D50]" office:value-type="float" office:value="3286481" calcext:value-type="float">
            <text:p>3286481</text:p>
          </table:table-cell>
          <table:table-cell table:style-name="ce1" table:formula="of:=VLOOKUP([.F50];[.$J$2:.$K$7];2;0)*[.D50]" office:value-type="float" office:value="2464860.75" calcext:value-type="float">
            <text:p>2464861</text:p>
          </table:table-cell>
          <table:table-cell table:formula="of:=IF([.G50]&gt;=9;([$ReportInput1.F50]+1);IF([.G50]&lt;=2;([$ReportInput1.F50]+1);[$ReportInput1.F50]))" office:value-type="float" office:value="4" calcext:value-type="float">
            <text:p>4</text:p>
          </table:table-cell>
          <table:table-cell table:formula="of:=RAND()*10" office:value-type="float" office:value="2.91392274133967" calcext:value-type="float">
            <text:p>2.91392274133967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float" office:value="194107064042" calcext:value-type="float">
            <text:p>194107064042</text:p>
          </table:table-cell>
          <table:table-cell/>
          <table:table-cell table:formula="of:=[$ReportInput1.D51]" office:value-type="float" office:value="1766661" calcext:value-type="float">
            <text:p>1766661</text:p>
          </table:table-cell>
          <table:table-cell table:style-name="ce1" table:formula="of:=VLOOKUP([.F51];[.$J$2:.$K$7];2;0)*[.D51]" office:value-type="float" office:value="1766661" calcext:value-type="float">
            <text:p>1766661</text:p>
          </table:table-cell>
          <table:table-cell table:formula="of:=IF([.G51]&gt;=9;([$ReportInput1.F51]+1);IF([.G51]&lt;=2;([$ReportInput1.F51]+1);[$ReportInput1.F51]))" office:value-type="float" office:value="0" calcext:value-type="float">
            <text:p>0</text:p>
          </table:table-cell>
          <table:table-cell table:formula="of:=RAND()*10" office:value-type="float" office:value="8.7618820202874" calcext:value-type="float">
            <text:p>8.7618820202874</text:p>
          </table:table-cell>
          <table:table-cell table:style-name="ce3"/>
          <table:table-cell table:style-name="Default"/>
          <table:table-cell table:number-columns-repeated="3"/>
        </table:table-row>
        <table:table-row table:style-name="ro1" table:number-rows-repeated="47"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8"/>
          <table:table-cell office:value-type="float" office:value="196806026446" calcext:value-type="float">
            <text:p>196806026446</text:p>
          </table:table-cell>
          <table:table-cell table:number-columns-repeated="3"/>
        </table:table-row>
        <table:table-row table:style-name="ro1" table:number-rows-repeated="104847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9:53:46.528649522</meta:creation-date>
    <dc:date>2021-01-15T22:33:49.133856734</dc:date>
    <meta:editing-duration>PT2M3S</meta:editing-duration>
    <meta:editing-cycles>1</meta:editing-cycles>
    <meta:document-statistic meta:table-count="3" meta:cell-count="925" meta:object-count="0"/>
    <meta:generator>LibreOffice/6.4.6.2$Linux_X86_64 LibreOffice_project/40$Build-2</meta:generator>
  </office:meta>
</office:document-meta>
</file>